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3.249cm"/>
    </style:style>
    <style:style style:name="gr4" style:family="graphic" style:parent-style-name="standard">
      <style:graphic-properties draw:stroke="none" draw:fill="none" fo:min-height="13.75cm"/>
    </style:style>
    <style:style style:name="gr5" style:family="graphic" style:parent-style-name="standard">
      <style:graphic-properties draw:stroke="none" draw:fill="none" fo:min-height="15.28cm"/>
    </style:style>
    <style:style style:name="gr6" style:family="graphic" style:parent-style-name="standard">
      <style:graphic-properties draw:stroke="none" draw:fill="none" fo:min-height="14.977cm"/>
    </style:style>
    <style:style style:name="gr7" style:family="graphic" style:parent-style-name="standard">
      <style:graphic-properties draw:stroke="none" draw:fill="none" fo:min-height="14.816cm"/>
    </style:style>
    <style:style style:name="gr8" style:family="graphic" style:parent-style-name="standard">
      <style:graphic-properties draw:stroke="none" draw:fill="none" fo:min-height="15.392cm"/>
    </style:style>
    <style:style style:name="gr9" style:family="graphic" style:parent-style-name="standard">
      <style:graphic-properties draw:stroke="none" draw:fill="none" fo:min-height="15.603cm"/>
    </style:style>
    <style:style style:name="gr10" style:family="graphic" style:parent-style-name="standard">
      <style:graphic-properties draw:stroke="none" draw:fill="none" fo:min-height="14.403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title">
      <style:graphic-properties draw:auto-grow-height="true" fo:min-height="4.738cm"/>
    </style:style>
    <style:style style:name="pr9" style:family="presentation" style:parent-style-name="Standard-title">
      <style:graphic-properties draw:auto-grow-height="true" fo:min-height="3.787cm"/>
    </style:style>
    <style:style style:name="pr10" style:family="presentation" style:parent-style-name="Standard-notes">
      <style:graphic-properties draw:fill-color="#ffffff" fo:min-height="13.364cm"/>
    </style:style>
    <style:style style:name="pr11"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0cm" fo:margin-right="0cm" fo:margin-top="0.5cm" fo:margin-bottom="0cm" fo:text-indent="0cm"/>
    </style:style>
    <style:style style:name="P7" style:family="paragraph">
      <style:paragraph-properties fo:margin-left="1.245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style:text-autospace="none"/>
    </style:style>
    <style:style style:name="P12" style:family="paragraph">
      <style:paragraph-properties fo:margin-left="1.245cm" fo:margin-right="0cm" fo:text-indent="0cm"/>
    </style:style>
    <style:style style:name="P13" style:family="paragraph">
      <style:paragraph-properties fo:margin-left="0cm" fo:margin-right="0cm" fo:text-indent="0cm"/>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16pt" style:font-size-asian="16pt" style:font-size-complex="16pt"/>
    </style:style>
    <style:style style:name="P16" style:family="paragraph">
      <style:text-properties fo:font-size="44pt" style:font-size-asian="44pt" style:font-size-complex="44pt"/>
    </style:style>
    <style:style style:name="P17" style:family="paragraph">
      <style:paragraph-properties fo:margin-left="1.245cm" fo:margin-right="0cm" fo:text-indent="0cm" style:text-autospace="none"/>
    </style:style>
    <style:style style:name="P18" style:family="paragraph">
      <style:text-properties fo:font-size="40pt" style:font-size-asian="40pt" style:font-size-complex="40pt"/>
    </style:style>
    <style:style style:name="P19"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0" style:family="paragraph">
      <style:text-properties fo:font-size="36pt" style:font-size-asian="36pt" style:font-size-complex="36pt"/>
    </style:style>
    <style:style style:name="P21" style:family="paragraph">
      <style:text-properties fo:font-size="15pt" style:font-size-asian="15pt" style:font-size-complex="15pt"/>
    </style:style>
    <style:style style:name="P22" style:family="paragraph">
      <loext:graphic-properties draw:fill="none"/>
      <style:paragraph-properties fo:text-align="start" style:text-autospace="none"/>
      <style:text-properties style:font-name="Liberation Mono1" fo:font-size="15pt" style:font-name-asian="Liberation Mono1" style:font-size-asian="15pt" style:font-name-complex="Liberation Mono1" style:font-size-complex="15pt"/>
    </style:style>
    <style:style style:name="P23"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4" style:family="paragraph">
      <style:text-properties fo:font-size="34pt" style:font-size-asian="34pt" style:font-size-complex="34pt"/>
    </style:style>
    <style:style style:name="P25"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6" style:family="paragraph">
      <style:text-properties fo:font-size="32pt" style:font-size-asian="32pt" style:font-size-complex="32pt"/>
    </style:style>
    <style:style style:name="P27" style:family="paragraph">
      <style:paragraph-properties fo:text-align="start"/>
    </style:style>
    <style:style style:name="P28" style:family="paragraph">
      <style:text-properties fo:font-size="28pt" style:font-size-asian="28pt" style:font-size-complex="28pt"/>
    </style:style>
    <style:style style:name="P29" style:family="paragraph">
      <loext:graphic-properties draw:fill="none"/>
      <style:paragraph-properties fo:text-align="start" style:text-autospace="none"/>
      <style:text-properties style:font-name="Liberation Mono1" fo:font-size="13pt" style:font-name-asian="Liberation Mono1" style:font-size-asian="13pt" style:font-name-complex="Liberation Mono1" style:font-size-complex="13pt"/>
    </style:style>
    <style:style style:name="P30" style:family="paragraph">
      <style:text-properties fo:font-size="24pt" style:font-size-asian="24pt" style:font-size-complex="24pt"/>
    </style:style>
    <style:style style:name="P31"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32pt" style:letter-kerning="true" style:font-name-asian="Arial Unicode MS" style:font-size-asian="32pt" style:font-name-complex="Arial Unicode MS" style:font-size-complex="32pt"/>
    </style:style>
    <style:style style:name="T11" style:family="text">
      <style:text-properties style:font-name="Liberation Sans" fo:font-size="32pt" fo:font-style="italic" style:letter-kerning="true" style:font-name-asian="Arial Unicode MS" style:font-size-asian="32pt" style:font-style-asian="italic" style:font-name-complex="Arial Unicode MS" style:font-size-complex="32pt" style:font-style-complex="italic"/>
    </style:style>
    <style:style style:name="T12" style:family="text">
      <style:text-properties style:font-name="Liberation Sans" fo:font-size="32pt" fo:font-style="normal" style:letter-kerning="true" style:font-name-asian="Arial Unicode MS" style:font-size-asian="32pt" style:font-style-asian="normal" style:font-name-complex="Arial Unicode MS" style:font-size-complex="32pt" style:font-style-complex="normal"/>
    </style:style>
    <style:style style:name="T13" style:family="text">
      <style:text-properties fo:font-variant="normal" fo:text-transform="none" fo:color="#000080" style:text-outline="false" style:text-line-through-style="none" style:text-line-through-type="none" style:font-name="Menlo1" fo:font-size="18pt" fo:font-style="normal" fo:text-shadow="none" style:text-underline-style="none" fo:font-weight="bold" style:letter-kerning="true" fo:background-color="transparent"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0e7a"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0999d"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Menlo1" fo:font-size="18pt" fo:font-style="normal" fo:text-shadow="none" style:text-underline-style="none" style:letter-kerning="true" fo:background-color="transparent" style:font-name-asian="Menlo1" style:font-size-asian="18pt" style:font-style-asian="normal" style:font-name-complex="Menlo1" style:font-size-complex="18pt" style:font-style-complex="normal" style:text-emphasize="none" style:font-relief="none" style:text-overline-style="none" style:text-overline-color="font-color"/>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0999d"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27" style:family="text">
      <style:text-properties fo:font-variant="normal" fo:text-transform="none" fo:color="#660e7a"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29" style:family="text">
      <style:text-properties fo:font-variant="normal" fo:text-transform="none" fo:color="#20999d"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4" style:family="text">
      <style:text-properties style:text-underline-style="none"/>
    </style:style>
    <style:style style:name="T35" style:family="text">
      <style:text-properties fo:font-variant="normal" fo:text-transform="none" fo:color="#20999d"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6" style:family="text">
      <style:text-properties fo:font-size="44pt" style:font-size-asian="44pt" style:font-size-complex="44pt"/>
    </style:style>
    <style:style style:name="T37" style:family="text">
      <style:text-properties fo:color="#2300dc" fo:font-size="26pt" style:font-size-asian="26pt" style:font-size-complex="26pt"/>
    </style:style>
    <style:style style:name="T38" style:family="text">
      <style:text-properties fo:font-style="normal" style:font-style-asian="normal" style:font-style-complex="normal"/>
    </style:style>
    <style:style style:name="T3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1" style:family="text">
      <style:text-properties fo:font-variant="normal" fo:text-transform="none" fo:color="#20999d"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2" style:family="text">
      <style:text-properties fo:font-variant="normal" fo:text-transform="none" fo:color="#660e7a"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0999d"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0" style:family="text">
      <style:text-properties fo:font-variant="normal" fo:text-transform="none" fo:color="#20999d"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1"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font-size="36pt" style:font-size-asian="36pt" style:font-size-complex="36pt"/>
    </style:style>
    <style:style style:name="T55" style:family="text">
      <style:text-properties fo:font-size="36pt" fo:font-style="italic" style:font-size-asian="36pt" style:font-style-asian="italic" style:font-size-complex="36pt" style:font-style-complex="italic"/>
    </style:style>
    <style:style style:name="T56" style:family="text">
      <style:text-properties fo:font-size="36pt" fo:font-style="normal" style:font-size-asian="36pt" style:font-style-asian="normal" style:font-size-complex="36pt" style:font-style-complex="normal"/>
    </style:style>
    <style:style style:name="T57" style:family="text">
      <style:text-properties fo:font-variant="normal" fo:text-transform="none" fo:color="#000080" style:text-outline="false" style:text-line-through-style="none" style:text-line-through-type="none" style:font-name="Menlo1" fo:font-size="15pt" fo:text-shadow="none" style:text-underline-style="none" fo:font-weight="bold" style:letter-kerning="true" style:font-name-asian="Menlo1" style:font-size-asian="15pt" style:font-weight-asian="bold" style:font-name-complex="Menlo1" style:font-size-complex="15pt" style:font-weight-complex="bold"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Menlo1" fo:font-size="15pt" fo:text-shadow="none" style:text-underline-style="none" style:letter-kerning="true" style:font-name-asian="Menlo1" style:font-size-asian="15pt" style:font-name-complex="Menlo1" style:font-size-complex="15pt" style:text-emphasize="none" style:font-relief="none" style:text-overline-style="none" style:text-overline-color="font-color"/>
    </style:style>
    <style:style style:name="T59" style:family="text">
      <style:text-properties fo:font-variant="normal" fo:text-transform="none" fo:color="#20999d" style:text-outline="false" style:text-line-through-style="none" style:text-line-through-type="none" style:font-name="Menlo1" fo:font-size="15pt" fo:text-shadow="none" style:text-underline-style="none" style:letter-kerning="true" style:font-name-asian="Menlo1" style:font-size-asian="15pt" style:font-name-complex="Menlo1" style:font-size-complex="15pt" style:text-emphasize="none" style:font-relief="none" style:text-overline-style="none" style:text-overline-color="font-color"/>
    </style:style>
    <style:style style:name="T60" style:family="text">
      <style:text-properties fo:font-variant="normal" fo:text-transform="none" fo:color="#20999d" style:text-outline="false" style:text-line-through-style="none" style:text-line-through-type="none" style:font-name="Menlo1" fo:font-size="15pt" fo:text-shadow="none" style:text-underline-style="none" fo:font-weight="bold" style:letter-kerning="true" style:font-name-asian="Menlo1" style:font-size-asian="15pt" style:font-weight-asian="bold" style:font-name-complex="Menlo1" style:font-size-complex="15pt" style:font-weight-complex="bold"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Menlo1" fo:font-size="15pt" fo:text-shadow="none" style:text-underline-style="none" fo:font-weight="bold" style:letter-kerning="true" style:font-name-asian="Menlo1" style:font-size-asian="15pt" style:font-weight-asian="bold" style:font-name-complex="Menlo1" style:font-size-complex="15pt"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Menlo1" fo:font-size="15pt" fo:font-style="italic" fo:text-shadow="none" style:text-underline-style="none" fo:font-weight="normal" style:letter-kerning="true" style:font-name-asian="Menlo1" style:font-size-asian="15pt" style:font-style-asian="italic" style:font-weight-asian="normal" style:font-name-complex="Menlo1" style:font-size-complex="15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660e7a" style:text-outline="false" style:text-line-through-style="none" style:text-line-through-type="none" style:font-name="Menlo1" fo:font-size="15pt" fo:font-style="italic" fo:text-shadow="none" style:text-underline-style="none" style:letter-kerning="true" style:font-name-asian="Menlo1" style:font-size-asian="15pt" style:font-style-asian="italic" style:font-name-complex="Menlo1" style:font-size-complex="15pt" style:font-style-complex="italic"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font-name="Menlo1" fo:font-size="15pt" fo:text-shadow="none" style:text-underline-style="none" fo:font-weight="normal" style:letter-kerning="true" style:font-name-asian="Menlo1" style:font-size-asian="15pt" style:font-weight-asian="normal" style:font-name-complex="Menlo1" style:font-size-complex="15pt" style:font-weight-complex="normal" style:text-emphasize="none" style:font-relief="none" style:text-overline-style="none" style:text-overline-color="font-color"/>
    </style:style>
    <style:style style:name="T65" style:family="text">
      <style:text-properties fo:font-variant="normal" fo:text-transform="none" fo:color="#20999d" style:text-outline="false" style:text-line-through-style="none" style:text-line-through-type="none" style:font-name="Menlo1" fo:font-size="15pt" fo:text-shadow="none" style:text-underline-style="none" fo:font-weight="normal" style:letter-kerning="true" style:font-name-asian="Menlo1" style:font-size-asian="15pt" style:font-weight-asian="normal" style:font-name-complex="Menlo1" style:font-size-complex="15pt"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Menlo1" fo:font-size="15pt" fo:font-style="normal" fo:text-shadow="none" style:text-underline-style="none" fo:font-weight="normal" style:letter-kerning="true" style:font-name-asian="Menlo1" style:font-size-asian="15pt" style:font-style-asian="normal" style:font-weight-asian="normal" style:font-name-complex="Menlo1" style:font-size-complex="15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808080" style:text-outline="false" style:text-line-through-style="none" style:text-line-through-type="none" style:font-name="Menlo1" fo:font-size="15pt" fo:font-style="italic" fo:text-shadow="none" style:text-underline-style="none" fo:font-weight="normal" style:letter-kerning="true" style:font-name-asian="Menlo1" style:font-size-asian="15pt" style:font-style-asian="italic" style:font-weight-asian="normal" style:font-name-complex="Menlo1" style:font-size-complex="15pt" style:font-style-complex="italic" style:font-weight-complex="normal" style:text-emphasize="none" style:font-relief="none" style:text-overline-style="none" style:text-overline-color="font-color"/>
    </style:style>
    <style:style style:name="T68" style:family="text">
      <style:text-properties fo:font-style="italic" style:font-style-asian="italic" style:font-style-complex="italic"/>
    </style:style>
    <style:style style:name="T6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8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74" style:family="text">
      <style:text-properties fo:font-variant="normal" fo:text-transform="none" fo:color="#20999d"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6" style:family="text">
      <style:text-properties fo:font-variant="normal" fo:text-transform="none" fo:color="#20999d"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7" style:family="text">
      <style:text-properties fo:font-variant="normal" fo:text-transform="none" fo:color="#660e7a"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79" style:family="text">
      <style:text-properties fo:font-variant="normal" fo:text-transform="none" fo:color="#008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81" style:family="text">
      <style:text-properties fo:font-variant="normal" fo:text-transform="none" fo:color="#20999d"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80808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4"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86"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0" style:family="text">
      <style:text-properties fo:font-size="34pt" style:font-size-asian="34pt" style:font-size-complex="34pt"/>
    </style:style>
    <style:style style:name="T91" style:family="text">
      <style:text-properties fo:font-size="34pt" fo:font-style="italic" style:font-size-asian="34pt" style:font-style-asian="italic" style:font-size-complex="34pt" style:font-style-complex="italic"/>
    </style:style>
    <style:style style:name="T92" style:family="text">
      <style:text-properties fo:font-size="34pt" fo:font-style="normal" style:font-size-asian="34pt" style:font-style-asian="normal" style:font-size-complex="34pt" style:font-style-complex="normal"/>
    </style:style>
    <style:style style:name="T9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94"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95"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98"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0"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102"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104" style:family="text">
      <style:text-properties fo:font-size="32pt" style:font-size-asian="32pt" style:font-size-complex="32pt"/>
    </style:style>
    <style:style style:name="T105" style:family="text">
      <style:text-properties fo:font-size="32pt" fo:font-style="italic" style:font-size-asian="32pt" style:font-style-asian="italic" style:font-size-complex="32pt" style:font-style-complex="italic"/>
    </style:style>
    <style:style style:name="T106" style:family="text">
      <style:text-properties fo:font-size="32pt" fo:font-style="normal" style:font-size-asian="32pt" style:font-style-asian="normal" style:font-size-complex="32pt" style:font-style-complex="normal"/>
    </style:style>
    <style:style style:name="T107"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8"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9" style:family="text">
      <style:text-properties fo:font-variant="normal" fo:text-transform="none" fo:color="#000080" style:text-outline="false" style:text-line-through-style="none" style:text-line-through-type="none" style:font-name="Menlo1" fo:font-size="13pt" fo:text-shadow="none" style:text-underline-style="none" fo:font-weight="bold" style:letter-kerning="true" style:font-name-asian="Menlo1" style:font-size-asian="13pt" style:font-weight-asian="bold" style:font-name-complex="Menlo1" style:font-size-complex="13pt" style:font-weight-complex="bold"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11" style:family="text">
      <style:text-properties fo:font-variant="normal" fo:text-transform="none" fo:color="#20999d"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3" style:family="text">
      <style:text-properties fo:font-variant="normal" fo:text-transform="none" fo:color="#20999d"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4" style:family="text">
      <style:text-properties fo:font-variant="normal" fo:text-transform="none" fo:color="#660e7a"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normal" style:letter-kerning="true" style:font-name-asian="Menlo1" style:font-size-asian="13pt" style:font-style-asian="normal" style:font-weight-asian="normal" style:font-name-complex="Menlo1" style:font-size-complex="13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17" style:family="text">
      <style:text-properties fo:font-variant="normal" fo:text-transform="none" fo:color="#80808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00008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9" style:family="text">
      <style:text-properties fo:font-variant="normal" fo:text-transform="none" fo:color="#20999d"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20" style:family="text">
      <style:text-properties fo:font-variant="normal" fo:text-transform="none" fo:color="#008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21" style:family="text">
      <style:text-properties fo:font-size="28pt" fo:font-style="normal" style:font-size-asian="28pt" style:font-style-asian="normal" style:font-size-complex="28pt" style:font-style-complex="normal"/>
    </style:style>
    <style:style style:name="T122" style:family="text">
      <style:text-properties fo:font-size="24pt" style:font-size-asian="24pt" style:font-size-complex="24pt"/>
    </style:style>
    <style:style style:name="T123"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737cm" presentation:class="title" presentation:user-transformed="true">
          <draw:text-box>
            <text:p><text:span text:style-name="T1">Reactive Access to MongoDB from Scala</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scala" xlink:type="simple">http://de.slideshare.net/hermannhueck/reactive-access-to-mongodb-from-scala</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Scala/Java Drivers for MongoDB and different (mostly asynchronous) strategies to access the database. The combination of Mongo drivers and programming strategies result in a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Scala and Java:</text:span></text:p>
            <text:list text:style-name="L2">
              <text:list-item>
                <text:p text:style-name="P4"><text:span text:style-name="T8">Synchronous Casbah Scala Driver</text:span></text:p>
              </text:list-item>
              <text:list-item>
                <text:p text:style-name="P4"><text:span text:style-name="T8">Asynchronous Mongo Java Driver (using Callbacks)</text:span></text:p>
              </text:list-item>
              <text:list-item>
                <text:p text:style-name="P4"><text:span text:style-name="T8">Asynchronous Mongo Scala Driver (using RxScala)</text:span></text:p>
              </text:list-item>
              <text:list-item>
                <text:p text:style-name="P4"><text:span text:style-name="T8">Asynchronous Recative Mongo Scala Drive</text:span></text:p>
              </text:list-item>
            </text:list>
            <text:p text:style-name="P4"><text:span text:style-name="T8">I wil combine these drivers with different reactive access strategies:</text:span></text:p>
            <text:list text:continue-numbering="true" text:style-name="L2">
              <text:list-item>
                <text:p text:style-name="P4"><text:span text:style-name="T8">Callbacks</text:span></text:p>
              </text:list-item>
              <text:list-item>
                <text:p text:style-name="P4"><text:span text:style-name="T8">Futures</text:span></text:p>
              </text:list-item>
              <text:list-item>
                <text:p text:style-name="P4"><text:span text:style-name="T8">RxScala Observables</text:span></text:p>
              </text:list-item>
              <text:list-item>
                <text:p text:style-name="P4"><text:span text:style-name="T8">Akka Stream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4</text:p>
          </draw:text-box>
        </draw:frame>
        <draw:frame presentation:style-name="pr6" draw:text-style-name="P5" draw:layer="layout" svg:width="25.199cm" svg:height="14.086cm" svg:x="1.4cm" svg:y="4.514cm" presentation:class="outline" presentation:user-transformed="true">
          <draw:text-box>
            <text:list text:style-name="L2">
              <text:list-item>
                <text:p text:style-name="P6"><text:span text:style-name="T10">What is the difference between asynchronous and reactive?</text:span></text:p>
              </text:list-item>
            </text:list>
            <text:list text:style-name="L3">
              <text:list-item>
                <text:p text:style-name="P6"><text:span text:style-name="T10">The Database Collections</text:span></text:p>
              </text:list-item>
              <text:list-item>
                <text:p text:style-name="P6"><text:span text:style-name="T10">The Example Use Case</text:span></text:p>
              </text:list-item>
              <text:list-item>
                <text:p text:style-name="P6"><text:span text:style-name="T10">Mongo sync driver</text:span></text:p>
              </text:list-item>
              <text:list-item>
                <text:p text:style-name="P7"><text:span text:style-name="T10">Example 1: Casbah sync driver + sync data access</text:span></text:p>
              </text:list-item>
              <text:list-item>
                <text:p text:style-name="P8"><text:span text:style-name="T10">Example 2: Casbah sync driver + async data access with </text:span><text:span text:style-name="T11">Future</text:span></text:p>
              </text:list-item>
              <text:list-item>
                <text:p text:style-name="P8"><text:span text:style-name="T10">Example 3: Casbah sync driver + async data access with </text:span><text:span text:style-name="T11">Future</text:span><text:span text:style-name="T12"> and </text:span><text:span text:style-name="T11">Promis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Java Driver</text:span></text:p>
              </text:list-item>
            </text:list>
            <text:list text:style-name="L3">
              <text:list-item>
                <text:p text:style-name="P8"><text:span text:style-name="T10">Example 4: Async Java Driver + app code with callbacks</text:span></text:p>
              </text:list-item>
              <text:list-item>
                <text:p text:style-name="P8"><text:span text:style-name="T10">Example 5: Async Java driver + async data access with </text:span><text:span text:style-name="T11">Future</text:span><text:span text:style-name="T10"> and </text:span><text:span text:style-name="T11">Promise</text:span><text:span text:style-name="T12"> + 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3/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Scala driver providing </text:span><text:span text:style-name="T11">MongoObservables</text:span><text:span text:style-name="T10"> (similar to RX Observables)</text:span></text:p>
              </text:list-item>
            </text:list>
            <text:list text:style-name="L3">
              <text:list-item>
                <text:p text:style-name="P8"><text:span text:style-name="T10">Example 6: Async Scala driver + app code with </text:span><text:span text:style-name="T11">MongoObservable</text:span></text:p>
              </text:list-item>
              <text:list-item>
                <text:p text:style-name="P8"><text:span text:style-name="T10">Example 7: Async Scala driver + conversion of </text:span><text:span text:style-name="T11">MongoObservable</text:span><text:span text:style-name="T10"> to </text:span><text:span text:style-name="T11">rx.Observable</text:span><text:span text:style-name="T10"> + app code with </text:span><text:span text:style-name="T11">rx.Observables</text:span></text:p>
              </text:list-item>
              <text:list-item>
                <text:p text:style-name="P8"><text:span text:style-name="T10">Example 8: Async Scala driver + conversion of </text:span><text:span text:style-name="T11">MongoObservable</text:span><text:span text:style-name="T10"> to </text:span><text:span text:style-name="T11">Publisher</text:span><text:span text:style-name="T10"> + RxJava app code</text:span></text:p>
              </text:list-item>
              <text:list-item>
                <text:p text:style-name="P8"><text:span text:style-name="T10">Example 9: Async Scala driver + conversion of </text:span><text:span text:style-name="T11">MongoObservable</text:span><text:span text:style-name="T10"> to </text:span><text:span text:style-name="T11">Publisher</text:span><text:span text:style-name="T10"> + Akka Streams app code</text:span></text:p>
              </text:list-item>
              <text:list-item>
                <text:p text:style-name="P8"><text:span text:style-name="T10">Example 10: Async Scala driver + conversion of </text:span><text:span text:style-name="T11">MongoObservable</text:span><text:span text:style-name="T10"> to Akka Stream </text:span><text:span text:style-name="T11">Source</text:span><text:span text:style-name="T10"> + Akka Streams app code</text:span></text:p>
              </text:list-item>
              <text:list-item>
                <text:p text:style-name="P8"><text:span text:style-name="T10">Example 11: Async Scala driver + conversion of </text:span><text:span text:style-name="T11">MongoObservable</text:span><text:span text:style-name="T10"> to </text:span><text:span text:style-name="T11">Future</text:span><text:span text:style-name="T10"> + </text:span><text:span text:style-name="T12">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4/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Reactive Mongo Scala Driver</text:span></text:p>
              </text:list-item>
            </text:list>
            <text:list text:style-name="L3">
              <text:list-item>
                <text:p text:style-name="P8"><text:span text:style-name="T10">Example 12: Reactive Mongo Driver returning a </text:span><text:span text:style-name="T11">Future</text:span><text:span text:style-name="T12"> + processing the </text:span><text:span text:style-name="T11">Future</text:span><text:span text:style-name="T12"> in app code</text:span></text:p>
              </text:list-item>
              <text:list-item>
                <text:p text:style-name="P8"><text:span text:style-name="T10">Example 13: Reactive Mongo driver returning an </text:span><text:span text:style-name="T11">Enumerator</text:span><text:span text:style-name="T10"> which is converted to a </text:span><text:span text:style-name="T11">Future</text:span><text:span text:style-name="T12"> + processing the </text:span><text:span text:style-name="T11">Future</text:span><text:span text:style-name="T12"> in app code</text:span></text:p>
              </text:list-item>
              <text:list-item>
                <text:p text:style-name="P8"><text:span text:style-name="T10">Example 14: Reactive Mongo driver returning an </text:span><text:span text:style-name="T11">Enumerator</text:span><text:span text:style-name="T10"> which is converted to a </text:span><text:span text:style-name="T11">Observable</text:span><text:span text:style-name="T10"> + RxJava application code</text:span></text:p>
              </text:list-item>
              <text:list-item>
                <text:p text:style-name="P8"><text:span text:style-name="T10">Example 15: Reactive Mongo driver returning an </text:span><text:span text:style-name="T11">Enumerator</text:span><text:span text:style-name="T10"> which is converted to a </text:span><text:span text:style-name="T11">Source</text:span><text:span text:style-name="T10"> + Akka Streams application code</text:span></text:p>
              </text:list-item>
              <text:list-item>
                <text:p text:style-name="P10"><text:span text:style-name="T10">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2cm" svg:y="6.021cm" presentation:class="outline" presentation:user-transformed="true">
          <draw:text-box>
            <text:p text:style-name="P4"><text:span text:style-name="T10"/></text:p>
            <text:p><text:span text:style-name="T13"><text:s text:c="7"/></text:span><text:span text:style-name="T13">val </text:span><text:span text:style-name="T14">simpsons</text:span><text:span text:style-name="T15">: </text:span><text:span text:style-name="T16">Seq</text:span><text:span text:style-name="T15">[User] = </text:span><text:span text:style-name="T17">blockingIO_GetDataFromDB</text:span><text:span text:style-name="T17"><text:line-break/></text:span><text:span text:style-name="T17"> <text:s text:c="6"/></text:span><text:span text:style-name="T14">simpsons</text:span><text:span text:style-name="T15">.foreach(</text:span><text:span text:style-name="T17">println</text:span><text:span text:style-name="T18">)</text:span><text:span text:style-name="T18"><text:line-break/></text:span><text:span text:style-name="T19"><text:line-break/></text:span><text:span text:style-name="T19"/></text:p>
            <text:list text:style-name="L2">
              <text:list-item>
                <text:p text:style-name="P7"><text:span text:style-name="T20">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text:span text:style-name="T21"><text:s text:c="5"/></text:span><text:span text:style-name="T21">val </text:span><text:span text:style-name="T22">r</text:span><text:span text:style-name="T23">: Runnable = </text:span><text:span text:style-name="T21">new </text:span><text:span text:style-name="T23">Runnable {</text:span><text:span text:style-name="T23"><text:line-break/></text:span><text:span text:style-name="T23"> <text:s text:c="6"/></text:span><text:span text:style-name="T21">def </text:span><text:span text:style-name="T23">run(): Unit = {</text:span><text:span text:style-name="T23"><text:line-break/></text:span><text:span text:style-name="T23"> <text:s text:c="8"/></text:span><text:span text:style-name="T21">val </text:span><text:span text:style-name="T23">simpsons: </text:span><text:span text:style-name="T24">Seq</text:span><text:span text:style-name="T23">[</text:span><text:span text:style-name="T24">String</text:span><text:span text:style-name="T23">] = </text:span><text:span text:style-name="T25">blockingIO_GetDataFromDB</text:span><text:span text:style-name="T25"><text:line-break/></text:span><text:span text:style-name="T25"> <text:s text:c="8"/></text:span><text:span text:style-name="T23">simpsons.foreach(</text:span><text:span text:style-name="T25">println</text:span><text:span text:style-name="T23">)</text:span><text:span text:style-name="T23"><text:line-break/></text:span><text:span text:style-name="T23"> <text:s text:c="6"/>}</text:span><text:span text:style-name="T23"><text:line-break/></text:span><text:span text:style-name="T23"> <text:s text:c="4"/>}</text:span><text:span text:style-name="T23"><text:line-break/></text:span><text:span text:style-name="T23"><text:line-break/></text:span><text:span text:style-name="T23"> <text:s text:c="4"/></text:span><text:span text:style-name="T21">new </text:span><text:span text:style-name="T23">Thread(</text:span><text:span text:style-name="T22">r</text:span><text:span text:style-name="T23">).start()</text:span><text:span text:style-name="T23"><text:line-break/></text:span><text:span text:style-name="T23"/></text:p>
            <text:list text:style-name="L2">
              <text:list-item>
                <text:p text:style-name="P7"><text:span text:style-name="T20">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1"><text:span text:style-name="T26"><text:s text:c="5"/></text:span><text:span text:style-name="T26">val </text:span><text:span text:style-name="T27">callback </text:span><text:span text:style-name="T28">= </text:span><text:span text:style-name="T26">new </text:span><text:span text:style-name="T28">SingleResultCallback[</text:span><text:span text:style-name="T29">JList</text:span><text:span text:style-name="T28">[</text:span><text:span text:style-name="T29">String</text:span><text:span text:style-name="T28">]]() {</text:span><text:span text:style-name="T28"><text:line-break/></text:span><text:span text:style-name="T28"> <text:s text:c="6"/></text:span><text:span text:style-name="T26">def </text:span><text:span text:style-name="T28">onResult(simpsons: </text:span><text:span text:style-name="T29">JList</text:span><text:span text:style-name="T28">[</text:span><text:span text:style-name="T29">String</text:span><text:span text:style-name="T28">], t: </text:span><text:span text:style-name="T29">Throwable</text:span><text:span text:style-name="T28">): Unit = {</text:span><text:span text:style-name="T28"><text:line-break/></text:span><text:span text:style-name="T28"> <text:s text:c="8"/></text:span><text:span text:style-name="T26">if </text:span><text:span text:style-name="T28">(t != </text:span><text:span text:style-name="T26">null</text:span><text:span text:style-name="T28">) {</text:span><text:span text:style-name="T28"><text:line-break/></text:span><text:span text:style-name="T28"> <text:s text:c="10"/>t.printStackTrace()</text:span><text:span text:style-name="T28"><text:line-break/></text:span><text:span text:style-name="T28"> <text:s text:c="8"/>} </text:span><text:span text:style-name="T26">else </text:span><text:span text:style-name="T30">{</text:span><text:span text:style-name="T30"><text:line-break/></text:span><text:span text:style-name="T30"> <text:s text:c="11"/></text:span><text:span text:style-name="T25">jListToSeq</text:span><text:span text:style-name="T30">(simpsons).foreach(</text:span><text:span text:style-name="T25">println</text:span><text:span text:style-name="T30">)</text:span><text:span text:style-name="T30"><text:line-break/></text:span><text:span text:style-name="T30"> <text:s text:c="8"/>}</text:span><text:span text:style-name="T30"><text:line-break/></text:span><text:span text:style-name="T30"> <text:s text:c="6"/>}</text:span><text:span text:style-name="T30"><text:line-break/></text:span><text:span text:style-name="T30"> <text:s text:c="4"/>}</text:span><text:span text:style-name="T30"><text:line-break/></text:span><text:span text:style-name="T30"><text:line-break/></text:span><text:span text:style-name="T30"> <text:s text:c="4"/></text:span><text:span text:style-name="T25">nonblockingIOWithCallbacks_GetDataFromDB</text:span><text:span text:style-name="T30">(</text:span><text:span text:style-name="T22">callback</text:span><text:span text:style-name="T23">)</text:span><text:span text:style-name="T23"><text:line-break/></text:span><text:span text:style-name="T23"/></text:p>
            <text:list text:style-name="L2">
              <text:list-item>
                <text:p text:style-name="P12"><text:span text:style-name="T20">Callbacks</text:span>: They do not block on I/O, but they can bring you to “Callback Hell“.<text:span text:style-name="T23"><text:line-break/></text:span><text:span text:style-name="T23"/></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 text:style-name="P11"><text:span text:style-name="T26"><text:s text:c="4"/></text:span><text:span text:style-name="T26">val </text:span><text:span text:style-name="T27">obsSimpsons</text:span><text:span text:style-name="T28">: </text:span><text:span text:style-name="T29">MongoObservable</text:span><text:span text:style-name="T28">[</text:span><text:span text:style-name="T29">String</text:span><text:span text:style-name="T28">] =</text:span></text:p>
            <text:p text:style-name="P11"><text:span text:style-name="T31"><text:s text:c="8"/></text:span><text:span text:style-name="T31">nonblockingIOWithStreams_GetDataFromDB</text:span><text:span text:style-name="T28">()</text:span><text:span text:style-name="T28"><text:line-break/></text:span><text:span text:style-name="T28"><text:line-break/></text:span><text:span text:style-name="T28"><text:line-break/></text:span><text:span text:style-name="T28"> <text:s text:c="3"/></text:span><text:span text:style-name="T27">obsSimpsons</text:span><text:span text:style-name="T28">.subscribe(</text:span><text:span text:style-name="T26">new </text:span><text:span text:style-name="T28">Observer[</text:span><text:span text:style-name="T29">String</text:span><text:span text:style-name="T28">] {</text:span><text:span text:style-name="T28"><text:line-break/></text:span><text:span text:style-name="T28"><text:line-break/></text:span><text:span text:style-name="T28"> <text:s text:c="5"/></text:span><text:span text:style-name="T26">override def </text:span><text:span text:style-name="T28">onNext(simpson: </text:span><text:span text:style-name="T29">String</text:span><text:span text:style-name="T28">): Unit = </text:span><text:span text:style-name="T31">println</text:span><text:span text:style-name="T28">(simpson)</text:span><text:span text:style-name="T28"><text:line-break/></text:span><text:span text:style-name="T28"><text:line-break/></text:span><text:span text:style-name="T28"> <text:s text:c="5"/></text:span><text:span text:style-name="T26">override def </text:span><text:span text:style-name="T28">onComplete(): Unit = </text:span><text:span text:style-name="T31">println</text:span><text:span text:style-name="T32">(</text:span><text:span text:style-name="T33">"----- DONE -----"</text:span><text:span text:style-name="T32">)</text:span><text:span text:style-name="T32"><text:line-break/></text:span><text:span text:style-name="T32"><text:line-break/></text:span><text:span text:style-name="T32"> <text:s text:c="5"/></text:span><text:span text:style-name="T21">override def </text:span><text:span text:style-name="T23">onError(t: </text:span><text:span text:style-name="T24">Throwable</text:span><text:span text:style-name="T23">): Unit = t.printStackTrace()</text:span><text:span text:style-name="T23"><text:line-break/></text:span><text:span text:style-name="T23"> <text:s text:c="3"/>})</text:span><text:span text:style-name="T23"><text:line-break/></text:span><text:span text:style-name="T23"/></text:p>
            <text:list text:style-name="L2">
              <text:list-item>
                <text:p text:style-name="P13"><text:span text:style-name="T20">Streams</text:span><text:span text:style-name="T34"> (here with the RxJava-like Observable implementation of the Mongo Driver for Scala)</text:span>: Streams provide the most convenient reactive solution strategy.</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4"><text:span text:style-name="T28">&gt; use shop</text:span></text:p>
            <text:p text:style-name="P14"><text:span text:style-name="T28">switched to db shop</text:span></text:p>
            <text:p text:style-name="P14"><text:span text:style-name="T28">&gt; db.users.find()</text:span></text:p>
            <text:p text:style-name="P14"><text:span text:style-name="T28">{ "_id" : "homer", "password" : "password" }</text:span></text:p>
            <text:p text:style-name="P14"><text:span text:style-name="T28">{ "_id" : "marge", "password" : "password" }</text:span></text:p>
            <text:p text:style-name="P14"><text:span text:style-name="T28">{ "_id" : "bart", "password" : "password" }</text:span></text:p>
            <text:p text:style-name="P14"><text:span text:style-name="T28">{ "_id" : "lisa", "password" : "password" }</text:span></text:p>
            <text:p text:style-name="P14"><text:span text:style-name="T28">{ "_id" : "maggie", "password" : "password" }</text:span></text:p>
            <text:p text:style-name="P14"><text:span text:style-name="T28">&gt; db.orders.find()</text:span></text:p>
            <text:p text:style-name="P14"><text:span text:style-name="T28">{ "_id" : 1, "username" : "marge", "amount" : 71125 }</text:span></text:p>
            <text:p text:style-name="P14"><text:span text:style-name="T28">{ "_id" : 2, "username" : "marge", "amount" : 11528 }</text:span></text:p>
            <text:p text:style-name="P14"><text:span text:style-name="T28">{ "_id" : 13, "username" : "lisa", "amount" : 24440 }</text:span></text:p>
            <text:p text:style-name="P14"><text:span text:style-name="T28">{ "_id" : 14, "username" : "lisa", "amount" : 13532 }</text:span></text:p>
            <text:p text:style-name="P14"><text:span text:style-name="T28">{ "_id" : 19, "username" : "maggie", "amount" : 65818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functio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5" draw:layer="layout" svg:width="25.199cm" svg:height="13.886cm" svg:x="1.5cm" svg:y="5.514cm" presentation:class="outline" presentation:user-transformed="true">
          <draw:text-box>
            <text:p text:style-name="P11"><text:span text:style-name="T26">def </text:span><text:span text:style-name="T28">logIn(credentials: Credentials): </text:span><text:span text:style-name="T29">String </text:span><text:span text:style-name="T28">= {</text:span><text:span text:style-name="T28"><text:line-break/></text:span><text:span text:style-name="T28"> <text:s/></text:span><text:span text:style-name="T26">val </text:span><text:span text:style-name="T28">optUser: Option[User] = dao.</text:span><text:span text:style-name="T31">findUserByName</text:span><text:span text:style-name="T28">(credentials.username)</text:span><text:span text:style-name="T28"><text:line-break/></text:span><text:span text:style-name="T28"> <text:s/></text:span><text:span text:style-name="T26">val </text:span><text:span text:style-name="T28">user: User = </text:span><text:span text:style-name="T31">checkUserLoggedIn</text:span><text:span text:style-name="T28">(optUser, credentials)</text:span><text:span text:style-name="T28"><text:line-break/></text:span><text:span text:style-name="T28"> <text:s/>user.name</text:span><text:span text:style-name="T28"><text:line-break/></text:span><text:span text:style-name="T28">}</text:span><text:span text:style-name="T28"><text:line-break/></text:span><text:span text:style-name="T28"><text:line-break/></text:span><text:span text:style-name="T26">private def </text:span><text:span text:style-name="T28">processOrdersOf(username: </text:span><text:span text:style-name="T29">String</text:span><text:span text:style-name="T28">): Result = {</text:span><text:span text:style-name="T28"><text:line-break/></text:span><text:span text:style-name="T28"> <text:s/></text:span><text:span text:style-name="T31">Result</text:span><text:span text:style-name="T28">(username, dao.</text:span><text:span text:style-name="T31">findOrdersByUsername</text:span><text:span text:style-name="T28">(username))</text:span><text:span text:style-name="T28"><text:line-break/></text:span><text:span text:style-name="T28">}</text:span><text:span text:style-name="T28"><text:line-break/></text:span><text:span text:style-name="T28"><text:line-break/></text:span><text:span text:style-name="T26">def </text:span><text:span text:style-name="T28">eCommerceStatistics(credentials: Credentials): Unit = {</text:span><text:span text:style-name="T28"><text:line-break/></text:span><text:span text:style-name="T28"> <text:s/></text:span><text:span text:style-name="T26">try </text:span><text:span text:style-name="T28">{</text:span><text:span text:style-name="T28"><text:line-break/></text:span><text:span text:style-name="T28"> <text:s text:c="3"/></text:span><text:span text:style-name="T26">val </text:span><text:span text:style-name="T28">username: </text:span><text:span text:style-name="T29">String </text:span><text:span text:style-name="T28">= </text:span><text:span text:style-name="T31">logIn</text:span><text:span text:style-name="T28">(credentials)</text:span><text:span text:style-name="T28"><text:line-break/></text:span><text:span text:style-name="T28"> <text:s text:c="3"/></text:span><text:span text:style-name="T26">val </text:span><text:span text:style-name="T28">result: Result = </text:span><text:span text:style-name="T31">processOrdersOf</text:span><text:span text:style-name="T28">(username)</text:span><text:span text:style-name="T28"><text:line-break/></text:span><text:span text:style-name="T28"> <text:s text:c="3"/>result.display()</text:span><text:span text:style-name="T28"><text:line-break/></text:span><text:span text:style-name="T28"> <text:s/>}</text:span><text:span text:style-name="T28"><text:line-break/></text:span><text:span text:style-name="T28"> <text:s/></text:span><text:span text:style-name="T26">catch </text:span><text:span text:style-name="T28">{</text:span><text:span text:style-name="T28"><text:line-break/></text:span><text:span text:style-name="T28"> <text:s text:c="3"/></text:span><text:span text:style-name="T26">case </text:span><text:span text:style-name="T30">t: </text:span><text:span text:style-name="T35">Throwable </text:span><text:span text:style-name="T30">=&gt;</text:span><text:span text:style-name="T30"><text:line-break/></text:span><text:span text:style-name="T30"> <text:s text:c="5"/>Console.</text:span><text:span text:style-name="T25">err</text:span><text:span text:style-name="T23">.println(t.toString)</text:span><text:span text:style-name="T23"><text:line-break/></text:span><text:span text:style-name="T23"> <text:s/>}</text:span><text:span text:style-name="T23"><text:line-break/></text:span><text:span text:style-name="T23">}</text:span><text:span text:style-name="T23"><text:line-break/></text:span><text:span text:style-name="T23"/></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Synchronous MongoDB Java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2"><text:span text:style-name="T37">https://mongodb.github.io/mongo-java-driver/3.3/</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mongodb-driver" </text:span><text:span text:style-name="T23">% </text:span><text:span text:style-name="T33">"3.3.0"</text:span><text:span text:style-name="T23"><text:line-break/></text:span><text:span text:style-name="T23">// or</text:span><text:span text:style-name="T23"><text:line-break/></text:span><text:span text:style-name="T22">libraryDependencies </text:span><text:span text:style-name="T23">+= </text:span><text:span text:style-name="T33">"org.mongodb" </text:span><text:span text:style-name="T23">% </text:span><text:span text:style-name="T33">"mongo-java-driver" </text:span><text:span text:style-name="T23">% </text:span><text:span text:style-name="T33">"3.3.0"</text:span></text:p>
            <text:p text:style-name="P12">Imports:</text:p>
            <text:p text:style-name="P17"><text:span text:style-name="T21">import </text:span><text:span text:style-name="T32">com.mongodb.MongoClient;</text:span><text:span text:style-name="T32"><text:line-break/></text:span><text:span text:style-name="T21">import </text:span><text:span text:style-name="T32">com.mongodb.client.MongoCollection;</text:span><text:span text:style-name="T32"><text:line-break/></text:span><text:span text:style-name="T21">import </text:span><text:span text:style-name="T23">com.mongodb.client.MongoDatabase;</text:span><text:span text:style-name="T23"><text:line-break/></text:span><text:span text:style-name="T23"/></text:p>
          </draw:text-box>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Synchronous Casbah Driver for Scala</text:span></text:p>
          </draw:text-box>
        </draw:frame>
        <draw:frame presentation:style-name="pr6" draw:layer="layout" svg:width="25.199cm" svg:height="14.986cm" svg:x="1.4cm" svg:y="5.414cm" presentation:class="outline" presentation:user-transformed="true">
          <draw:text-box>
            <text:list text:style-name="L2">
              <text:list-item>
                <text:p>“Casbah is the legacy Scala driver for MongoDB. It provides wrappers and extensions to the Java Driver meant to allow a more Scala-friendly interface to MongoDB. It supports serialization/deserialization of common Scala types (including collections and regex), Scala collection versions of DBObject and DBList and a fluid query DSL.“ (quote from the doc)</text:p>
              </text:list-item>
              <text:list-item>
                <text:p>See:</text:p>
              </text:list-item>
            </text:list>
            <text:p text:style-name="P12"><text:span text:style-name="T37"><text:a xlink:href="https://mongodb.github.io/casbah/" xlink:type="simple">https://mongodb.github.io/casbah/</text:a></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casbah" </text:span><text:span text:style-name="T23">% </text:span><text:span text:style-name="T33">"3.1.1"</text:span></text:p>
            <text:p text:style-name="P12">Imports:</text:p>
            <text:p text:style-name="P17"><text:span text:style-name="T21">import </text:span><text:span text:style-name="T32">com.mongodb.casbah.Imports._</text:span><text:span text:style-name="T32"><text:line-break/></text:span><text:span text:style-name="T21">import </text:span><text:span text:style-name="T32">com.mongodb.casbah.MongoClient</text:span><text:span text:style-name="T23"><text:line-break/></text:span><text:span text:style-name="T23"/></text:p>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Casbah driver + sync db access</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2">usersCollection</text:span><text:span text:style-name="T42"><text:line-break/></text:span><text:span text:style-name="T42"> <text:s text:c="5"/></text:span><text:span text:style-name="T40">.findOne(</text:span><text:span text:style-name="T42">MongoDBObject</text:span><text:span text:style-name="T40">(</text:span><text:span text:style-name="T43">"_id" </text:span><text:span text:style-name="T44">-&gt; name))</text:span><text:span text:style-name="T44"><text:line-break/></text:span><text:span text:style-name="T44"> <text:s text:c="5"/>.map(</text:span><text:span text:style-name="T45">User</text:span><text:span text:style-name="T46">(_))</text:span><text:span text:style-name="T46"><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2">ordersCollection</text:span><text:span text:style-name="T42"><text:line-break/></text:span><text:span text:style-name="T42"> <text:s text:c="5"/></text:span><text:span text:style-name="T40">.find(</text:span><text:span text:style-name="T42">MongoDBObject</text:span><text:span text:style-name="T40">(</text:span><text:span text:style-name="T48">"username"</text:span><text:span text:style-name="T40"> -&gt; username))</text:span><text:span text:style-name="T40"><text:line-break/></text:span><text:span text:style-name="T40"> <text:s text:c="5"/>.toSeq</text:span><text:span text:style-name="T40"><text:line-break/></text:span><text:span text:style-name="T40"> <text:s text:c="5"/>.map(</text:span><text:span text:style-name="T49">Order</text:span><text:span text:style-name="T40">(_))</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Option[User] = {</text:span><text:span text:style-name="T40"><text:line-break/></text:span><text:span text:style-name="T40"> <text:s text:c="3"/></text:span><text:span text:style-name="T49">_findUserByName</text:span><text:span text:style-name="T40">(name)</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Casbah driver + sync db acces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synchronous Casbah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3" draw:text-style-name="P19" draw:layer="layout" svg:width="23.374cm" svg:height="13.499cm" svg:x="2.373cm" svg:y="5.37cm">
          <draw:text-box>
            <text:p text:style-name="P11"><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49">Future </text:span><text:span text:style-name="T40">{</text:span><text:span text:style-name="T40"><text:line-break/></text:span><text:span text:style-name="T40"> <text:s text:c="5"/></text:span><text:span text:style-name="T49">_findUserByName</text:span><text:span text:style-name="T40">(name)</text:span><text:span text:style-name="T40"><text:line-break/></text:span><text:span text:style-name="T40"> <text:s text:c="3"/>}</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45">Future </text:span><text:span text:style-name="T44">{</text:span><text:span text:style-name="T44"><text:line-break/></text:span><text:span text:style-name="T44"> <text:s text:c="5"/></text:span><text:span text:style-name="T45">_findOrdersByUsername</text:span><text:span text:style-name="T44">(username)</text:span><text:span text:style-name="T44"><text:line-break/></text:span><text:span text:style-name="T44"> <text:s text:c="3"/>}</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2.179cm" svg:x="1.4cm" svg:y="4.914cm" presentation:class="outline" presentation:user-transformed="true">
          <draw:text-box>
            <text:p text:style-name="P4"><text:span text:style-name="T10"/></text:p>
            <text:list text:style-name="L2">
              <text:list-item>
                <text:p text:style-name="P4"><text:span text:style-name="T10">We still use the sync Casbah driver.</text:span></text:p>
              </text:list-item>
              <text:list-item>
                <text:p text:style-name="P4"><text:span text:style-name="T10">To access and process the result of the Future you must implement the </text:span><text:span text:style-name="T11">onComplete()</text:span><text:span text:style-name="T10"> handler</text:span></text:p>
              </text:list-item>
              <text:list-item>
                <text:p text:style-name="P4"><text:span text:style-name="T10">The app code does not block.</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4" draw:text-style-name="P22" draw:layer="layout" svg:width="23.374cm" svg:height="14cm" svg:x="2.373cm" svg:y="6cm">
          <draw:text-box>
            <text:p text:style-name="P21"><text:span text:style-name="T57">object </text:span><text:span text:style-name="T58">dao {</text:span></text:p>
            <text:p text:style-name="P21"><text:span text:style-name="T58"><text:line-break/></text:span><text:span text:style-name="T58"> <text:s/></text:span><text:span text:style-name="T57">private def </text:span><text:span text:style-name="T58">_findOrdersByUsername(username: </text:span><text:span text:style-name="T59">String</text:span><text:span text:style-name="T58">): </text:span><text:span text:style-name="T60">Seq</text:span><text:span text:style-name="T61">[Order]</text:span><text:span text:style-name="T58"> = {</text:span><text:span text:style-name="T58"><text:line-break/></text:span><text:span text:style-name="T58"> <text:s text:c="3"/></text:span><text:span text:style-name="T62">// blocking access to ordersCollection as before</text:span><text:span text:style-name="T63"><text:line-break/></text:span><text:span text:style-name="T58"> <text:s/>}</text:span><text:span text:style-name="T58"><text:line-break/></text:span><text:span text:style-name="T58"/></text:p>
            <text:p text:style-name="P21"><text:span text:style-name="T58"><text:s text:c="2"/></text:span><text:span text:style-name="T57">def </text:span><text:span text:style-name="T64">findOrdersByUsername(username: </text:span><text:span text:style-name="T65">String</text:span><text:span text:style-name="T64">): </text:span><text:span text:style-name="T61">Future[</text:span><text:span text:style-name="T60">Seq</text:span><text:span text:style-name="T61">[Order]]</text:span><text:span text:style-name="T64"> = {</text:span><text:span text:style-name="T64"><text:line-break/></text:span><text:span text:style-name="T64"> <text:s text:c="3"/></text:span><text:span text:style-name="T57">val </text:span><text:span text:style-name="T64">p = </text:span><text:span text:style-name="T62">Promise</text:span><text:span text:style-name="T64">[</text:span><text:span text:style-name="T65">Seq</text:span><text:span text:style-name="T64">[Order]]</text:span><text:span text:style-name="T64"><text:line-break/></text:span><text:span text:style-name="T64"> <text:s text:c="3"/>Future</text:span><text:span text:style-name="T62"> </text:span><text:span text:style-name="T64">{</text:span><text:span text:style-name="T64"><text:line-break/></text:span><text:span text:style-name="T64"> <text:s/></text:span><text:span text:style-name="T64"><text:s text:c="4"/>p.complete(</text:span><text:span text:style-name="T62">Try </text:span><text:span text:style-name="T64">{</text:span><text:span text:style-name="T64"><text:line-break/></text:span><text:span text:style-name="T64"> <text:s text:c="7"/></text:span><text:span text:style-name="T62">_findOrdersByUsername</text:span><text:span text:style-name="T66">(username)</text:span><text:span text:style-name="T66"><text:line-break/></text:span><text:span text:style-name="T66"> <text:s text:c="5"/>})</text:span><text:span text:style-name="T66"><text:line-break/></text:span><text:span text:style-name="T66"> <text:s text:c="3"/>}</text:span><text:span text:style-name="T66"><text:line-break/></text:span><text:span text:style-name="T66"> <text:s text:c="3"/>p.future</text:span><text:span text:style-name="T66"><text:line-break/></text:span><text:span text:style-name="T64"> <text:s/>}</text:span><text:span text:style-name="T64"><text:line-break/></text:span><text:span text:style-name="T64">}</text:span><text:span text:style-name="T67"><text:line-break/></text:span><text:span text:style-name="T67"/></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still use the sync Casbah driver.</text:p>
              </text:list-item>
              <text:list-item>
                <text:p>To access and process the result of the <text:span text:style-name="T68">Future</text:span> you must implement the <text:span text:style-name="T68">onComplete()</text:span> handler</text:p>
              </text:list-item>
              <text:list-item>
                <text:p>The app code does not block.</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Asynchronous MongoDB Java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68">AsynchronousSocketChannel</text:span> for fast and non-blocking IO.“ (quote from the doc)</text:p>
              </text:list-item>
              <text:list-item>
                <text:p>See:</text:p>
              </text:list-item>
            </text:list>
            <text:p text:style-name="P12"><text:span text:style-name="T37">https://mongodb.github.io/mongo-java-driver/3.3/driver-async/</text:span></text:p>
            <text:list text:continue-numbering="true" text:style-name="L2">
              <text:list-item>
                <text:p>SBT:</text:p>
              </text:list-item>
            </text:list>
            <text:p text:style-name="P12"><text:span text:style-name="T22">libraryDependencies </text:span><text:span text:style-name="T23">+= </text:span><text:span text:style-name="T33">"org.mongodb" </text:span><text:span text:style-name="T23">% </text:span><text:span text:style-name="T33">"mongodb-driver-async" </text:span><text:span text:style-name="T23">% </text:span><text:span text:style-name="T33">"3.3.0"</text:span></text:p>
            <text:list text:continue-numbering="true" text:style-name="L2">
              <text:list-item>
                <text:p text:style-name="P13">Imports:</text:p>
              </text:list-item>
            </text:list>
            <text:p text:style-name="P17"><text:span text:style-name="T69">import </text:span><text:span text:style-name="T70">com.mongodb.async.SingleResultCallback;</text:span><text:span text:style-name="T70"><text:line-break/></text:span><text:span text:style-name="T69">import </text:span><text:span text:style-name="T70">com.mongodb.async.client.MongoClient;</text:span><text:span text:style-name="T70"><text:line-break/></text:span><text:span text:style-name="T69">import </text:span><text:span text:style-name="T70">com.mongodb.async.client.MongoClients;</text:span><text:span text:style-name="T70"><text:line-break/></text:span><text:span text:style-name="T69">import </text:span><text:span text:style-name="T70">com.mongodb.async.client.MongoCollection;</text:span><text:span text:style-name="T70"><text:line-break/></text:span><text:span text:style-name="T69">import </text:span><text:span text:style-name="T71">com.mongodb.async.client.MongoDatabase;</text:span><text:span text:style-name="T71"><text:line-break/></text:span><text:span text:style-name="T71"/></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4: Async Mongo Java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23" draw:layer="layout" svg:width="25.058cm" svg:height="15.803cm" svg:x="1.542cm" svg:y="5.37cm">
          <draw:text-box>
            <text:p text:style-name="P11"><text:span text:style-name="T72">object </text:span><text:span text:style-name="T73">dao {</text:span><text:span text:style-name="T73"><text:line-break/></text:span><text:span text:style-name="T73"><text:line-break/></text:span><text:span text:style-name="T73"> <text:s/></text:span><text:span text:style-name="T72">private def </text:span><text:span text:style-name="T73">_findOrdersByUsername(username: </text:span><text:span text:style-name="T74">String</text:span><text:span text:style-name="T73">,</text:span><text:span text:style-name="T73"><text:line-break/></text:span><text:span text:style-name="T73"> <text:s text:c="35"/></text:span><text:span text:style-name="T75">callback: SingleResultCallback[</text:span><text:span text:style-name="T76">JList</text:span><text:span text:style-name="T75">[Order]]</text:span><text:span text:style-name="T73">): Unit = {</text:span><text:span text:style-name="T73"><text:line-break/></text:span><text:span text:style-name="T73"> <text:s text:c="3"/></text:span><text:span text:style-name="T77">ordersCollection</text:span><text:span text:style-name="T77"><text:line-break/></text:span><text:span text:style-name="T77"> <text:s text:c="5"/></text:span><text:span text:style-name="T73">.find(Filters.</text:span><text:span text:style-name="T78">eq</text:span><text:span text:style-name="T73">(</text:span><text:span text:style-name="T79">"username"</text:span><text:span text:style-name="T73">, username))</text:span><text:span text:style-name="T73"><text:line-break/></text:span><text:span text:style-name="T73"> <text:s text:c="5"/>.map(</text:span><text:span text:style-name="T78">scalaMapper2MongoMapper </text:span><text:span text:style-name="T73">{ doc =&gt; </text:span><text:span text:style-name="T78">Order</text:span><text:span text:style-name="T73">(doc) })</text:span><text:span text:style-name="T73"><text:line-break/></text:span><text:span text:style-name="T73"> <text:s text:c="5"/>.into(</text:span><text:span text:style-name="T72">new </text:span><text:span text:style-name="T73">JArrayList[Order], callback)</text:span><text:span text:style-name="T73"><text:line-break/></text:span><text:span text:style-name="T73"> <text:s/>}</text:span><text:span text:style-name="T73"><text:line-break/></text:span><text:span text:style-name="T73"><text:line-break/></text:span><text:span text:style-name="T73"> <text:s/></text:span><text:span text:style-name="T72">def </text:span><text:span text:style-name="T80">findOrdersByUsername(username: </text:span><text:span text:style-name="T81">String</text:span><text:span text:style-name="T80">,</text:span><text:span text:style-name="T80"><text:line-break/></text:span><text:span text:style-name="T80"> <text:s text:c="26"/></text:span><text:span text:style-name="T75">callback: SingleResultCallback[</text:span><text:span text:style-name="T76">JList</text:span><text:span text:style-name="T75">[Order]]</text:span><text:span text:style-name="T80">): Unit =</text:span><text:span text:style-name="T80"><text:line-break/></text:span><text:span text:style-name="T80"> <text:s text:c="3"/></text:span><text:span text:style-name="T82">_findOrdersByUsername</text:span><text:span text:style-name="T80">(username, callback)</text:span><text:span text:style-name="T80"><text:line-break/></text:span><text:span text:style-name="T80">}</text:span><text:span text:style-name="T83"><text:line-break/></text:span><text:span text:style-name="T83"/></text:p>
            <text:p><text:span text:style-name="T51"><text:s text:c="4"/></text:span><text:span text:style-name="T51">. . .</text:span></text:p>
            <text:p text:style-name="P11"><text:span text:style-name="T84"><text:s text:c="4"/></text:span><text:span text:style-name="T84">val </text:span><text:span text:style-name="T85">callback</text:span><text:span text:style-name="T45"> = </text:span><text:span text:style-name="T84">new </text:span><text:span text:style-name="T45">SingleResultCallback[</text:span><text:span text:style-name="T86">JList</text:span><text:span text:style-name="T45">[Order]]() {</text:span><text:span text:style-name="T45"><text:line-break/></text:span><text:span text:style-name="T45"> <text:s text:c="5"/></text:span><text:span text:style-name="T84">override def </text:span><text:span text:style-name="T45">onResult(orders: </text:span><text:span text:style-name="T86">JList</text:span><text:span text:style-name="T45">[Order], t: </text:span><text:span text:style-name="T86">Throwable</text:span><text:span text:style-name="T45">): Unit = {</text:span><text:span text:style-name="T45"><text:line-break/></text:span><text:span text:style-name="T45"> <text:s text:c="7"/></text:span><text:span text:style-name="T84">if </text:span><text:span text:style-name="T45">(t != </text:span><text:span text:style-name="T84">null</text:span><text:span text:style-name="T45">) {</text:span><text:span text:style-name="T45"><text:line-break/></text:span><text:span text:style-name="T45"> <text:s text:c="10"/>// handle exception</text:span><text:span text:style-name="T45"><text:line-break/></text:span><text:span text:style-name="T45"> <text:s text:c="7"/>} </text:span><text:span text:style-name="T84">else </text:span><text:span text:style-name="T45">{</text:span><text:span text:style-name="T45"><text:line-break/></text:span><text:span text:style-name="T45"> <text:s text:c="9"/>// process orders</text:span><text:span text:style-name="T45"><text:line-break/></text:span><text:span text:style-name="T45"> <text:s text:c="7"/>}</text:span><text:span text:style-name="T45"><text:line-break/></text:span><text:span text:style-name="T45"> <text:s text:c="5"/>}</text:span><text:span text:style-name="T45"><text:line-break/></text:span><text:span text:style-name="T45"> <text:s text:c="3"/>}</text:span><text:span text:style-name="T45"><text:line-break/></text:span><text:span text:style-name="T45"/></text:p>
            <text:p><text:span text:style-name="T45"><text:s text:c="4"/></text:span><text:span text:style-name="T45">findOrdersByUsername(</text:span><text:span text:style-name="T87">"homer"</text:span><text:span text:style-name="T88">, </text:span><text:span text:style-name="T89">callback</text:span><text:span text:style-name="T88">);</text:span></text:p>
            <text:p><text:span text:style-name="T45"/></text:p>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4: Async Mongo Java driver + async db access with Callback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Java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90">Example 5: Async Mongo Java driver + async db access with </text:span><text:span text:style-name="T91">Future</text:span><text:span text:style-name="T92"> and </text:span><text:span text:style-name="T91">Promis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5" draw:layer="layout" svg:width="25.199cm" svg:height="15.53cm" svg:x="1.542cm" svg:y="5.37cm">
          <draw:text-box>
            <text:p><text:span text:style-name="T72">object </text:span><text:span text:style-name="T73">dao {</text:span><text:span text:style-name="T73"><text:line-break/></text:span><text:span text:style-name="T73"><text:line-break/></text:span><text:span text:style-name="T73"> <text:s/></text:span><text:span text:style-name="T72">private def </text:span><text:span text:style-name="T73">_findOrdersByUsername(username: </text:span><text:span text:style-name="T74">String</text:span><text:span text:style-name="T73">,</text:span><text:span text:style-name="T73"><text:line-break/></text:span><text:span text:style-name="T73"> <text:s text:c="35"/></text:span><text:span text:style-name="T75">callback: SingleResultCallback[</text:span><text:span text:style-name="T76">JList</text:span><text:span text:style-name="T75">[Order]]</text:span><text:span text:style-name="T73">): Unit = {</text:span><text:span text:style-name="T73"><text:line-break/></text:span><text:span text:style-name="T73"> <text:s text:c="3"/></text:span><text:span text:style-name="T77">ordersCollection</text:span><text:span text:style-name="T77"><text:line-break/></text:span><text:span text:style-name="T77"> <text:s text:c="5"/></text:span><text:span text:style-name="T73">.find(Filters.</text:span><text:span text:style-name="T78">eq</text:span><text:span text:style-name="T73">(</text:span><text:span text:style-name="T79">"username"</text:span><text:span text:style-name="T73">, username))</text:span><text:span text:style-name="T73"><text:line-break/></text:span><text:span text:style-name="T73"> <text:s text:c="5"/>.map(</text:span><text:span text:style-name="T78">scalaMapper2MongoMapper </text:span><text:span text:style-name="T73">{ doc =&gt; </text:span><text:span text:style-name="T78">Order</text:span><text:span text:style-name="T73">(doc) })</text:span><text:span text:style-name="T73"><text:line-break/></text:span><text:span text:style-name="T73"> <text:s text:c="5"/>.into(</text:span><text:span text:style-name="T72">new </text:span><text:span text:style-name="T73">JArrayList[Order], callback)</text:span><text:span text:style-name="T73"><text:line-break/></text:span><text:span text:style-name="T73"> <text:s/>}</text:span><text:span text:style-name="T73"><text:line-break/></text:span><text:span text:style-name="T73"><text:line-break/></text:span><text:span text:style-name="T73"> <text:s/></text:span><text:span text:style-name="T72">def </text:span><text:span text:style-name="T80">findOrdersByUsername(username: </text:span><text:span text:style-name="T81">String</text:span><text:span text:style-name="T80">): </text:span><text:span text:style-name="T93">Future[</text:span><text:span text:style-name="T94">Seq</text:span><text:span text:style-name="T93">[Order]]</text:span><text:span text:style-name="T80"> = {</text:span><text:span text:style-name="T80"><text:line-break/></text:span><text:span text:style-name="T80"/></text:p>
            <text:p><text:span text:style-name="T80"><text:s text:c="4"/></text:span><text:span text:style-name="T72">val </text:span><text:span text:style-name="T80">promise = </text:span><text:span text:style-name="T82">Promise</text:span><text:span text:style-name="T80">[</text:span><text:span text:style-name="T95">Seq</text:span><text:span text:style-name="T80">[Order]]</text:span><text:span text:style-name="T80"><text:line-break/></text:span><text:span text:style-name="T80"><text:line-break/></text:span><text:span text:style-name="T80"> <text:s text:c="3"/></text:span><text:span text:style-name="T82">_findOrdersByUsername</text:span><text:span text:style-name="T96">(username): </text:span><text:span text:style-name="T97">new </text:span><text:span text:style-name="T96">SingleResultCallback[</text:span><text:span text:style-name="T95">JList</text:span><text:span text:style-name="T96">[Order]]() {</text:span><text:span text:style-name="T96"><text:line-break/></text:span><text:span text:style-name="T96"><text:line-break/></text:span><text:span text:style-name="T96"> <text:s text:c="5"/></text:span><text:span text:style-name="T97">override def </text:span><text:span text:style-name="T96">onResult(orders: </text:span><text:span text:style-name="T95">JList</text:span><text:span text:style-name="T96">[Order], t: </text:span><text:span text:style-name="T95">Throwable</text:span><text:span text:style-name="T96">): Unit = {</text:span><text:span text:style-name="T96"><text:line-break/></text:span><text:span text:style-name="T96"> <text:s text:c="7"/></text:span><text:span text:style-name="T97">if </text:span><text:span text:style-name="T96">(t == </text:span><text:span text:style-name="T97">null</text:span><text:span text:style-name="T96">) {</text:span><text:span text:style-name="T96"><text:line-break/></text:span><text:span text:style-name="T96"> <text:s text:c="9"/>promise.success(jListToSeq(orders))</text:span><text:span text:style-name="T96"><text:line-break/></text:span><text:span text:style-name="T96"> <text:s text:c="7"/>} </text:span><text:span text:style-name="T97">else </text:span><text:span text:style-name="T96">{</text:span><text:span text:style-name="T96"><text:line-break/></text:span><text:span text:style-name="T96"> <text:s text:c="9"/>promise.failure(t)</text:span><text:span text:style-name="T96"><text:line-break/></text:span><text:span text:style-name="T96"> <text:s text:c="7"/>}</text:span><text:span text:style-name="T96"><text:line-break/></text:span><text:span text:style-name="T96"> <text:s text:c="5"/>}</text:span><text:span text:style-name="T96"><text:line-break/></text:span><text:span text:style-name="T96"> <text:s text:c="3"/>})</text:span><text:span text:style-name="T96"><text:line-break/></text:span><text:span text:style-name="T96"><text:line-break/></text:span><text:span text:style-name="T96"> <text:s text:c="3"/>promise.future</text:span><text:span text:style-name="T96"><text:line-break/></text:span><text:span text:style-name="T96"> <text:s/>}</text:span><text:span text:style-name="T96"><text:line-break/></text:span><text:span text:style-name="T80">}</text:span><text:span text:style-name="T83"><text:line-break/></text:span><text:span text:style-name="T83"/></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0">Example 5: Async Mongo Java driver + async db access with </text:span><text:span text:style-name="T91">Future</text:span><text:span text:style-name="T92"> and </text:span><text:span text:style-name="T91">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driver.</text:p>
              </text:list-item>
              <text:list-item>
                <text:p>The callback function completes the <text:span text:style-name="T68">Promis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The Scala driver is free of dependencies on any third-party frameworks for asynchronous programming. To achieve this the Scala API makes use of an custom implementation of the Observer pattern which comprises three traits:</text:p>
            <text:list text:style-name="L2">
              <text:list-item>
                <text:p>Observable</text:p>
              </text:list-item>
              <text:list-item>
                <text:p>Observer</text:p>
              </text:list-item>
              <text:list-item>
                <text:p>Subscription</text:p>
              </text:list-item>
            </text:list>
            <text:p>… The MongoDB Scala Driver is built upon the callback-driven MongoDB async driver. The API mirrors the async driver API and any methods that cause network IO return an instance of the Observable[T] where T is the type of response for the operation“. (quote from the doc)<text:span text:style-name="T71"><text:line-break/></text:span><text:span text:style-name="T71"/></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See:</text:p>
            <text:p text:style-name="P12"><text:span text:style-name="T37"><text:a xlink:href="https://mongodb.github.io/mongo-scala-driver/1.1" xlink:type="simple">https://mongodb.github.io/mongo-scala-driver/1.1</text:a></text:span></text:p>
            <text:list text:style-name="L2">
              <text:list-item>
                <text:p>SBT:</text:p>
              </text:list-item>
            </text:list>
            <text:p text:style-name="P12"><text:span text:style-name="T98">libraryDependencies </text:span><text:span text:style-name="T71">+= </text:span><text:span text:style-name="T99">"org.mongodb.scala" </text:span><text:span text:style-name="T71">% </text:span><text:span text:style-name="T99">"mongo-scala-driver" </text:span><text:span text:style-name="T71">% </text:span><text:span text:style-name="T99">"1.1.1"</text:span></text:p>
            <text:list text:continue-numbering="true" text:style-name="L2">
              <text:list-item>
                <text:p text:style-name="P13">Imports:</text:p>
              </text:list-item>
            </text:list>
            <text:p text:style-name="P17"><text:span text:style-name="T69">import </text:span><text:span text:style-name="T70">com.mongodb.scala.MongoClient;</text:span><text:span text:style-name="T70"><text:line-break/></text:span><text:span text:style-name="T69">import </text:span><text:span text:style-name="T70">com.mongodb.scala.MongoCollection;</text:span><text:span text:style-name="T70"><text:line-break/></text:span><text:span text:style-name="T69">import </text:span><text:span text:style-name="T71">com.mongodb.scala.MongoDatabase;</text:span><text:span text:style-name="T71"><text:line-break/></text:span><text:span text:style-name="T71"/></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6" draw:text-style-name="P23" draw:layer="layout" svg:width="25.199cm" svg:height="15.227cm" svg:x="1.542cm" svg:y="5.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 text:c="3"/></text:span><text:span text:style-name="T44"><text:tab/></text:span><text:span text:style-name="T44"><text:tab/></text:span><text:span text:style-name="T44"><text:tab/></text:span><text:span text:style-name="T100"><text:tab/></text:span><text:span text:style-name="T100"><text:tab/></text:span><text:span text:style-name="T45">username: </text:span><text:span text:style-name="T86">String</text:span><text:span text:style-name="T45">): </text:span><text:span text:style-name="T101">MongoObservable</text:span><text:span text:style-name="T85">[</text:span><text:span text:style-name="T101">Seq</text:span><text:span text:style-name="T85">[Order]]</text:span><text:span text:style-name="T45"> = {</text:span><text:span text:style-name="T100"><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line-break/></text:span><text:span text:style-name="T44"> <text:s text:c="2"/></text:span><text:span text:style-name="T102">val </text:span><text:span text:style-name="T100">obsOrders</text:span><text:span text:style-name="T45">: </text:span><text:span text:style-name="T86">MongoObservable</text:span><text:span text:style-name="T45">[</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text:line-break/></text:span><text:span text:style-name="T88"> <text:s text:c="2"/></text:span><text:span text:style-name="T100">obsOrders</text:span><text:span text:style-name="T88">.subscribe(</text:span><text:span text:style-name="T102">new </text:span><text:span text:style-name="T88">Observer[</text:span><text:span text:style-name="T103">Seq</text:span><text:span text:style-name="T88">[Order]] {</text:span><text:span text:style-name="T88"><text:line-break/></text:span><text:span text:style-name="T88"> <text:s text:c="4"/></text:span><text:span text:style-name="T102">override def </text:span><text:span text:style-name="T88">onNext(order: </text:span><text:span text:style-name="T103">Seq</text:span><text:span text:style-name="T88">[Order]): Unit = </text:span><text:span text:style-name="T45">println</text:span><text:span text:style-name="T88">(order)</text:span><text:span text:style-name="T88"><text:line-break/></text:span><text:span text:style-name="T88"> <text:s text:c="4"/></text:span><text:span text:style-name="T102">override def </text:span><text:span text:style-name="T88">onComplete(): Unit = </text:span><text:span text:style-name="T45">println</text:span><text:span text:style-name="T88">(</text:span><text:span text:style-name="T87">"----- DONE -----"</text:span><text:span text:style-name="T88">)</text:span><text:span text:style-name="T88"><text:line-break/></text:span><text:span text:style-name="T88"> <text:s text:c="4"/></text:span><text:span text:style-name="T102">override def </text:span><text:span text:style-name="T88">onError(t: </text:span><text:span text:style-name="T103">Throwable</text:span><text:span text:style-name="T88">): Unit = t.printStackTrace()</text:span><text:span text:style-name="T88"><text:line-break/></text:span><text:span text:style-name="T88"> <text:s text:c="2"/>})</text:span><text:span text:style-name="T88"><text:line-break/></text:span><text:span text:style-name="T88"><text:line-break/></text:span><text:span text:style-name="T88"/></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68">Mongo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item>
                <text:p>The functionality is a bit reduced compared to the rich set of operators in RxJava or Akka Streams.</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26" draw:layer="layout" svg:width="25.199cm" svg:height="3.506cm" svg:x="1.4cm" svg:y="0.836cm" presentation:class="title" presentation:user-transformed="true">
          <draw:text-box>
            <text:p><text:span text:style-name="T104">Example 7: Mongo Scala driver + async db access with </text:span><text:span text:style-name="T105">MongoObservable</text:span><text:span text:style-name="T106"> + </text:span><text:span text:style-name="T105">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7" draw:text-style-name="P23" draw:layer="layout" svg:width="25.199cm" svg:height="15.066cm" svg:x="1.633cm" svg:y="5.56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rx.Observable[</text:span><text:span text:style-name="T47">Seq</text:span><text:span text:style-name="T43">[Order]]</text:span><text:span text:style-name="T44"> = {</text:span><text:span text:style-name="T44"><text:line-break/></text:span><text:span text:style-name="T44"> <text:s text:c="3"/>RxScalaConversions.</text:span><text:span text:style-name="T45">observableToRxObservable</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 text:style-name="P11"><text:span text:style-name="T88"><text:s text:c="3"/></text:span><text:span text:style-name="T102">val </text:span><text:span text:style-name="T100">obsOrders</text:span><text:span text:style-name="T45">: rx.Observable[</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text:line-break/></text:span><text:span text:style-name="T88"> <text:s text:c="2"/></text:span><text:span text:style-name="T100">obsOrders</text:span><text:span text:style-name="T88">.subscribe(</text:span><text:span text:style-name="T102">new </text:span><text:span text:style-name="T88">Observer[</text:span><text:span text:style-name="T103">Seq</text:span><text:span text:style-name="T88">[Order]] {</text:span><text:span text:style-name="T88"><text:line-break/></text:span><text:span text:style-name="T88"> <text:s text:c="4"/></text:span><text:span text:style-name="T102">override def </text:span><text:span text:style-name="T88">onNext(order: </text:span><text:span text:style-name="T103">Seq</text:span><text:span text:style-name="T88">[Order]): Unit = </text:span><text:span text:style-name="T45">println</text:span><text:span text:style-name="T88">(order)</text:span><text:span text:style-name="T88"><text:line-break/></text:span><text:span text:style-name="T88"> <text:s text:c="4"/></text:span><text:span text:style-name="T102">override def </text:span><text:span text:style-name="T88">onCompleted(): Unit = </text:span><text:span text:style-name="T45">println</text:span><text:span text:style-name="T88">(</text:span><text:span text:style-name="T87">"----- DONE -----"</text:span><text:span text:style-name="T88">)</text:span><text:span text:style-name="T88"><text:line-break/></text:span><text:span text:style-name="T88"> <text:s text:c="4"/></text:span><text:span text:style-name="T102">override def </text:span><text:span text:style-name="T88">onError(t: </text:span><text:span text:style-name="T103">Throwable</text:span><text:span text:style-name="T88">): Unit = t.printStackTrace()</text:span><text:span text:style-name="T88"><text:line-break/></text:span><text:span text:style-name="T88"> <text:s text:c="2"/>})</text:span><text:span text:style-name="T88"><text:line-break/></text:span><text:span text:style-name="T96"><text:line-break/></text:span><text:span text:style-name="T96"/></text:p>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7: Mongo Scala driver + async db access with </text:span><text:span text:style-name="T105">MongoObservable</text:span><text:span text:style-name="T106"> + </text:span><text:span text:style-name="T105">rx.Observabl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driver.</text:p>
              </text:list-item>
              <text:list-item>
                <text:p>The DAO function returns an <text:span text:style-name="T68">rx.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9" draw:text-style-name="P20" draw:layer="layout" svg:width="25.199cm" svg:height="3.787cm" svg:x="1.4cm" svg:y="0.697cm" presentation:class="title" presentation:user-transformed="true">
          <draw:text-box>
            <text:p><text:span text:style-name="T104">Example 8: Mongo Scala driver + async db access with </text:span><text:span text:style-name="T105">MongoObservable + </text:span><text:span text:style-name="T106">Reactive Streams Interface + </text:span><text:span text:style-name="T105">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23" draw:layer="layout" svg:width="25.199cm" svg:height="15.642cm" svg:x="1.542cm" svg:y="5.3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pubOrders</text:span><text:span text:style-name="T45">: Publisher[</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 <text:s text:c="2"/></text:span><text:span text:style-name="T102">val </text:span><text:span text:style-name="T100">obsOrders</text:span><text:span text:style-name="T45">: rx.Observable[</text:span><text:span text:style-name="T86">Seq</text:span><text:span text:style-name="T45">[Order]]</text:span><text:span text:style-name="T100"> </text:span><text:span text:style-name="T88">= publisherToObservable(</text:span><text:span text:style-name="T100">pubOrders</text:span><text:span text:style-name="T88">)</text:span><text:span text:style-name="T88"><text:line-break/></text:span><text:span text:style-name="T88"><text:line-break/></text:span><text:span text:style-name="T88"> <text:s text:c="2"/></text:span><text:span text:style-name="T100">obsOrders</text:span><text:span text:style-name="T88">.subscribe(</text:span><text:span text:style-name="T102">new </text:span><text:span text:style-name="T88">Observer[</text:span><text:span text:style-name="T103">Seq</text:span><text:span text:style-name="T88">[Order]] {</text:span><text:span text:style-name="T88"><text:line-break/></text:span><text:span text:style-name="T88"> <text:s text:c="4"/></text:span><text:span text:style-name="T102">override def </text:span><text:span text:style-name="T88">onNext(order: </text:span><text:span text:style-name="T103">Seq</text:span><text:span text:style-name="T88">[Order]): Unit = </text:span><text:span text:style-name="T45">println</text:span><text:span text:style-name="T88">(order)</text:span><text:span text:style-name="T88"><text:line-break/></text:span><text:span text:style-name="T88"> <text:s text:c="4"/></text:span><text:span text:style-name="T102">override def </text:span><text:span text:style-name="T88">onCompleted(): Unit = </text:span><text:span text:style-name="T45">println</text:span><text:span text:style-name="T88">(</text:span><text:span text:style-name="T87">"----- DONE -----"</text:span><text:span text:style-name="T88">)</text:span><text:span text:style-name="T88"><text:line-break/></text:span><text:span text:style-name="T88"> <text:s text:c="4"/></text:span><text:span text:style-name="T102">override def </text:span><text:span text:style-name="T88">onError(t: </text:span><text:span text:style-name="T103">Throwable</text:span><text:span text:style-name="T88">): Unit = t.printStackTrace()</text:span><text:span text:style-name="T88"><text:line-break/></text:span><text:span text:style-name="T88"> <text:s text:c="2"/>})</text:span><text:span text:style-name="T88"><text:line-break/></text:span><text:span text:style-name="T96"><text:line-break/></text:span><text:span text:style-name="T96"/></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104">Example 8: Mongo Scala driver + async db access with </text:span><text:span text:style-name="T105">MongoObservable + </text:span><text:span text:style-name="T106">Reactive Streams Interface + </text:span><text:span text:style-name="T105">rx.Observable</text:span></text:p>
          </draw:text-box>
        </draw:frame>
        <draw:frame presentation:style-name="pr6" draw:layer="layout" svg:width="25.199cm" svg:height="14.886cm" svg:x="1.4cm" svg:y="4.914cm" presentation:class="outline" presentation:user-transformed="true">
          <draw:text-box>
            <text:list text:style-name="L2">
              <text:list-item>
                <text:p text:style-name="P27">We use the Mongo Scala driver.</text:p>
              </text:list-item>
              <text:list-item>
                <text:p>The DAO function returns an <text:span text:style-name="T68">org.reactivestreams.Publisher</text:span> which makes it compatible with any Reactive Streams implementation.<text:line-break/>See: <text:span text:style-name="T68">http://www.reactive-streams.org/announce-1.0.0</text:span></text:p>
              </text:list-item>
              <text:list-item>
                <text:p>You cannot do much with a <text:span text:style-name="T68">Publisher</text:span> except convert it to the native type of a compatible implementation, e.g. an RxScala <text:span text:style-name="T68">Observable</text:span>.</text:p>
              </text:list-item>
              <text:list-item>
                <text:p>Having converted the <text:span text:style-name="T68">Publisher</text:span> to an <text:span text:style-name="T68">Observable</text:span> you can use all the powerful operators of RxScala Observable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9" draw:text-style-name="P28" draw:layer="layout" svg:width="25.199cm" svg:height="3.787cm" svg:x="1.4cm" svg:y="0.697cm" presentation:class="title" presentation:user-transformed="true">
          <draw:text-box>
            <text:p><text:span text:style-name="T104">Example 9: Mongo Scala driver + async db access with </text:span><text:span text:style-name="T105">MongoObservable + </text:span><text:span text:style-name="T106">Reactive Streams Interface + 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6" draw:text-style-name="P23" draw:layer="layout" svg:width="24.9cm" svg:height="15.227cm" svg:x="1.7cm" svg:y="5.1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pubOrders</text:span><text:span text:style-name="T45">: Publisher[</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 <text:s text:c="2"/></text:span><text:span text:style-name="T102">val </text:span><text:span text:style-name="T100">srcOrders</text:span><text:span text:style-name="T45">: Source[</text:span><text:span text:style-name="T86">Seq</text:span><text:span text:style-name="T45">[Order], NotUsed]</text:span><text:span text:style-name="T100"> </text:span><text:span text:style-name="T88">= Source.</text:span><text:span text:style-name="T45">fromPublisher</text:span><text:span text:style-name="T88">(</text:span><text:span text:style-name="T100">pubOrders</text:span><text:span text:style-name="T88">)</text:span><text:span text:style-name="T88"><text:line-break/></text:span><text:span text:style-name="T88"> <text:s text:c="2"/></text:span><text:span text:style-name="T102">val </text:span><text:span text:style-name="T107">f</text:span><text:span text:style-name="T45">: Future[Done]</text:span><text:span text:style-name="T100"> </text:span><text:span text:style-name="T88">= </text:span><text:span text:style-name="T100">srcOrders</text:span><text:span text:style-name="T88">).runForeach(order =&gt; ...)</text:span><text:span text:style-name="T88"><text:line-break/></text:span><text:span text:style-name="T88"><text:line-break/></text:span><text:span text:style-name="T88"> <text:s text:c="2"/>f.onComplete(tryy =&gt; tryy </text:span><text:span text:style-name="T102">match </text:span><text:span text:style-name="T88">{</text:span><text:span text:style-name="T88"><text:line-break/></text:span><text:span text:style-name="T88"> <text:s text:c="4"/></text:span><text:span text:style-name="T102">case </text:span><text:span text:style-name="T45">Success</text:span><text:span text:style-name="T88">(_) =&gt; <text:s/>// ...</text:span><text:span text:style-name="T88"><text:line-break/></text:span><text:span text:style-name="T88"> <text:s text:c="4"/></text:span><text:span text:style-name="T102">case </text:span><text:span text:style-name="T45">Failure</text:span><text:span text:style-name="T88">(t) =&gt; <text:s/>// ...</text:span><text:span text:style-name="T88"><text:line-break/></text:span><text:span text:style-name="T88"> <text:s text:c="2"/>})</text:span><text:span text:style-name="T88"><text:line-break/></text:span><text:span text:style-name="T88"/></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104">Example 9: Mongo Scala driver + async db access with </text:span><text:span text:style-name="T105">MongoObservable + </text:span><text:span text:style-name="T106">Reactive Streams Interface + Akka Streams</text:span></text:p>
          </draw:text-box>
        </draw:frame>
        <draw:frame presentation:style-name="pr6" draw:layer="layout" svg:width="25.199cm" svg:height="14.886cm" svg:x="1.4cm" svg:y="4.914cm" presentation:class="outline" presentation:user-transformed="true">
          <draw:text-box>
            <text:list text:style-name="L2">
              <text:list-item>
                <text:p text:style-name="P27">We use the Mongo Scala driver.</text:p>
              </text:list-item>
              <text:list-item>
                <text:p>The DAO function returns an <text:span text:style-name="T68">org.reactivestreams.Publisher</text:span> which makes it compatible with any Reactive Streams implementation.<text:line-break/>See: <text:span text:style-name="T68">http://www.reactive-streams.org/announce-1.0.0</text:span></text:p>
              </text:list-item>
              <text:list-item>
                <text:p>You cannot do much with a <text:span text:style-name="T68">Publisher</text:span> except convert it to the native type of a compatible implementation, e.g. an Akka Streams <text:span text:style-name="T68">Source</text:span>.</text:p>
              </text:list-item>
              <text:list-item>
                <text:p>Having converted the <text:span text:style-name="T68">Publisher</text:span> to a <text:span text:style-name="T68">Source</text:span> you can use all the powerful operators available in Akka Stream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104">Example 10: Mongo Scala driver + async db access with </text:span><text:span text:style-name="T105">MongoObservable + </text:span><text:span text:style-name="T106">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89">Source[</text:span><text:span text:style-name="T108">Seq</text:span><text:span text:style-name="T89">[Order], NotUsed]</text:span><text:span text:style-name="T44"> = {</text:span><text:span text:style-name="T44"><text:line-break/></text:span><text:span text:style-name="T44"> </text:span><text:span text:style-name="T88"><text:s text:c="3"/></text:span><text:span text:style-name="T102">val </text:span><text:span text:style-name="T100">pubOrders</text:span><text:span text:style-name="T45">: Publisher[</text:span><text:span text:style-name="T86">Seq</text:span><text:span text:style-name="T45">[Order]]</text:span><text:span text:style-name="T100"> </text:span><text:span text:style-name="T88">=</text:span><text:span text:style-name="T88"><text:line-break/></text:span><text:span text:style-name="T44"> <text:s text:c="5"/>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pan><text:span text:style-name="T88"><text:s text:c="3"/>Source.</text:span><text:span text:style-name="T45">fromPublisher</text:span><text:span text:style-name="T88">(</text:span><text:span text:style-name="T100">pubOrders</text:span><text:span text:style-name="T88">)</text:span><text:span text:style-name="T88"><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srcOrders</text:span><text:span text:style-name="T45">: Source[</text:span><text:span text:style-name="T86">Seq</text:span><text:span text:style-name="T45">[Order], NotUsed]</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 <text:s text:c="2"/></text:span><text:span text:style-name="T102">val </text:span><text:span text:style-name="T107">f</text:span><text:span text:style-name="T45">: Future[Done]</text:span><text:span text:style-name="T100"> </text:span><text:span text:style-name="T88">= </text:span><text:span text:style-name="T100">srcOrders</text:span><text:span text:style-name="T88">.runForeach(order =&gt; ...)</text:span><text:span text:style-name="T88"><text:line-break/></text:span><text:span text:style-name="T88"><text:line-break/></text:span><text:span text:style-name="T88"> <text:s text:c="2"/>f.onComplete(tryy =&gt; tryy </text:span><text:span text:style-name="T102">match </text:span><text:span text:style-name="T88">{</text:span><text:span text:style-name="T88"><text:line-break/></text:span><text:span text:style-name="T88"> <text:s text:c="4"/></text:span><text:span text:style-name="T102">case </text:span><text:span text:style-name="T45">Success</text:span><text:span text:style-name="T88">(_) =&gt; <text:s/>// ...</text:span><text:span text:style-name="T88"><text:line-break/></text:span><text:span text:style-name="T88"> <text:s text:c="4"/></text:span><text:span text:style-name="T102">case </text:span><text:span text:style-name="T45">Failure</text:span><text:span text:style-name="T88">(t) =&gt; <text:s/>// ...</text:span><text:span text:style-name="T88"><text:line-break/></text:span><text:span text:style-name="T88"> <text:s text:c="2"/>})</text:span><text:span text:style-name="T88"><text:line-break/></text:span><text:span text:style-name="T88"/></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10: Mongo Scala driver + async db access with </text:span><text:span text:style-name="T105">MongoObservable + </text:span><text:span text:style-name="T106">Akka Streams</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9</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104">Example 11: Mongo Scala driver + async db access with </text:span><text:span text:style-name="T105">MongoObservable + </text:span><text:span text:style-name="T106">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89">Future[</text:span><text:span text:style-name="T108">Seq</text:span><text:span text:style-name="T89">[Order]]</text:span><text:span text:style-name="T44"> = {</text:span><text:span text:style-name="T44"><text:line-break/></text:span><text:span text:style-name="T44"> </text:span><text:span text:style-name="T88"><text:s text:c="3"/></text:span><text:span text:style-name="T45">_findOrdersByUsername</text:span><text:span text:style-name="T44">(username).toFutur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fOrders</text:span><text:span text:style-name="T45">: Future[</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text:line-break/></text:span><text:span text:style-name="T88"> <text:s text:c="2"/>f.onComplete(tryy =&gt; tryy </text:span><text:span text:style-name="T102">match </text:span><text:span text:style-name="T88">{</text:span><text:span text:style-name="T88"><text:line-break/></text:span><text:span text:style-name="T88"> <text:s text:c="4"/></text:span><text:span text:style-name="T102">case </text:span><text:span text:style-name="T45">Success</text:span><text:span text:style-name="T88">(_) =&gt; <text:s/>// ...</text:span><text:span text:style-name="T88"><text:line-break/></text:span><text:span text:style-name="T88"> <text:s text:c="4"/></text:span><text:span text:style-name="T102">case </text:span><text:span text:style-name="T45">Failure</text:span><text:span text:style-name="T88">(t) =&gt; <text:s/>// ...</text:span><text:span text:style-name="T88"><text:line-break/></text:span><text:span text:style-name="T88"> <text:s text:c="2"/>})</text:span><text:span text:style-name="T88"><text:line-break/></text:span><text:span text:style-name="T88"/></text:p>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11: Mongo Scala driver + async db access with </text:span><text:span text:style-name="T105">MongoObservable + </text:span><text:span text:style-name="T106">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6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ReactiveMongo is a scala driver that provides fully non-blocking and asynchronous I/O operations.“</text:p>
            <text:p>. . .</text:p>
            <text:p>„ReactiveMongo is designed to avoid any kind of blocking request. Every operation returns immediately, freeing the running thread and resuming execution when it is over. Accessing the database is not a bottleneck anymore.“</text:p>
            <text:p>(quote from the doc)<text:span text:style-name="T71"><text:line-break/></text:span><text:span text:style-name="T71"/></text:p>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This driver has been implemented by the Play Framework team and uses Akka for its implementation.</text:p>
            <text:p>See:</text:p>
            <text:p text:style-name="P12"><text:span text:style-name="T37"><text:a xlink:href="http://reactivemongo.org/" xlink:type="simple">http://reactivemongo.org/</text:a></text:span></text:p>
            <text:p text:style-name="P12"><text:span text:style-name="T37"><text:a xlink:href="https://github.com/ReactiveMongo/ReactiveMongo" xlink:type="simple">https://github.com/ReactiveMongo/ReactiveMongo</text:a></text:span></text:p>
            <text:list text:style-name="L2">
              <text:list-item>
                <text:p>SBT:</text:p>
              </text:list-item>
            </text:list>
            <text:p text:style-name="P12"><text:span text:style-name="T98">libraryDependencies </text:span><text:span text:style-name="T71">+= </text:span><text:span text:style-name="T99">"org.reactivemongo" </text:span><text:span text:style-name="T71">% </text:span><text:span text:style-name="T99">"reactivemongo" </text:span><text:span text:style-name="T71">% </text:span><text:span text:style-name="T99">"0.11.14"</text:span></text:p>
            <text:list text:continue-numbering="true" text:style-name="L2">
              <text:list-item>
                <text:p text:style-name="P13">Imports:</text:p>
              </text:list-item>
            </text:list>
            <text:p text:style-name="P17"><text:span text:style-name="T69">import </text:span><text:span text:style-name="T70">reactivemongo.api.collections.bson.BSONCollection</text:span><text:span text:style-name="T70"><text:line-break/></text:span><text:span text:style-name="T69">import </text:span><text:span text:style-name="T70">reactivemongo.api.{DefaultDB, MongoConnection, MongoDriver}</text:span><text:span text:style-name="T70"><text:line-break/></text:span><text:span text:style-name="T69">import </text:span><text:span text:style-name="T71">reactivemongo.bson.BSONDocument</text:span><text:span text:style-name="T71"><text:line-break/></text:span><text:span text:style-name="T71"/></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104">Example 12: Reactive Mongo driver + async db access returning </text:span><text:span text:style-name="T106">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29" draw:layer="layout" svg:width="25.168cm" svg:height="15.853cm" svg:x="1.573cm" svg:y="5.147cm">
          <draw:text-box>
            <text:p text:style-name="P11"><text:span text:style-name="T109">object </text:span><text:span text:style-name="T110">dao {</text:span><text:span text:style-name="T110"><text:line-break/></text:span><text:span text:style-name="T110"><text:line-break/></text:span><text:span text:style-name="T110"> <text:s/></text:span><text:span text:style-name="T109">private def </text:span><text:span text:style-name="T110">_findOrdersByUsername(</text:span><text:span text:style-name="T110"><text:line-break/></text:span><text:span text:style-name="T110"> <text:s/></text:span><text:span text:style-name="T110"><text:tab/></text:span><text:span text:style-name="T110"><text:tab/></text:span><text:span text:style-name="T110"><text:tab/></text:span><text:span text:style-name="T110"><text:tab/></text:span><text:span text:style-name="T110"><text:tab/></text:span><text:span text:style-name="T110"><text:tab/></text:span><text:span text:style-name="T110">username: </text:span><text:span text:style-name="T111">String</text:span><text:span text:style-name="T110">): </text:span><text:span text:style-name="T112">Future[</text:span><text:span text:style-name="T113">Seq</text:span><text:span text:style-name="T112">[Order]]</text:span><text:span text:style-name="T110"> = {</text:span><text:span text:style-name="T110"><text:line-break/></text:span><text:span text:style-name="T110"> <text:s text:c="3"/></text:span><text:span text:style-name="T114">ordersCollection</text:span><text:span text:style-name="T114"><text:line-break/></text:span><text:span text:style-name="T114"> <text:s text:c="5"/></text:span><text:span text:style-name="T110">.find(BSONDocument("username" -&gt; username))</text:span></text:p>
            <text:p text:style-name="P11"><text:span text:style-name="T110"><text:s text:c="6"/></text:span><text:span text:style-name="T110">.cursor[BSONDocument]()</text:span></text:p>
            <text:p text:style-name="P11"><text:span text:style-name="T110"><text:s text:c="6"/></text:span><text:span text:style-name="T110">.collect[Seq]()</text:span></text:p>
            <text:p text:style-name="P11"><text:span text:style-name="T110"><text:s text:c="6"/></text:span><text:span text:style-name="T110">.map { seqOptDoc =&gt;</text:span></text:p>
            <text:p text:style-name="P11"><text:span text:style-name="T110"><text:s text:c="8"/></text:span><text:span text:style-name="T110">seqOptDoc map { doc =&gt;</text:span></text:p>
            <text:p text:style-name="P11"><text:span text:style-name="T110"><text:s text:c="10"/></text:span><text:span text:style-name="T110">Order(doc)</text:span></text:p>
            <text:p text:style-name="P11"><text:span text:style-name="T110"><text:s text:c="8"/></text:span><text:span text:style-name="T110">}</text:span></text:p>
            <text:p text:style-name="P11"><text:span text:style-name="T110"><text:s text:c="6"/></text:span><text:span text:style-name="T110">}</text:span></text:p>
            <text:p text:style-name="P11"><text:span text:style-name="T110"><text:s text:c="2"/></text:span><text:span text:style-name="T110">}</text:span><text:span text:style-name="T110"><text:line-break/></text:span><text:span text:style-name="T110"><text:line-break/></text:span><text:span text:style-name="T110"> <text:s/></text:span><text:span text:style-name="T109">def </text:span><text:span text:style-name="T110">findOrdersByUsername(username: </text:span><text:span text:style-name="T111">String</text:span><text:span text:style-name="T110">): </text:span><text:span text:style-name="T112">Future[</text:span><text:span text:style-name="T113">Seq</text:span><text:span text:style-name="T112">[Order]]</text:span><text:span text:style-name="T110"> = {</text:span><text:span text:style-name="T110"><text:line-break/></text:span><text:span text:style-name="T110"> </text:span><text:span text:style-name="T115"><text:s text:c="3"/></text:span><text:span text:style-name="T116">_findOrdersByUsername</text:span><text:span text:style-name="T110">(username)</text:span><text:span text:style-name="T110"><text:line-break/></text:span><text:span text:style-name="T110"> <text:s/>}</text:span><text:span text:style-name="T110"><text:line-break/></text:span><text:span text:style-name="T110">}</text:span><text:span text:style-name="T117"><text:line-break/></text:span><text:span text:style-name="T117"/></text:p>
            <text:p><text:span text:style-name="T110"><text:s text:c="3"/></text:span><text:span text:style-name="T110">. . .</text:span></text:p>
            <text:p><text:span text:style-name="T110"/></text:p>
            <text:p><text:span text:style-name="T115"><text:s text:c="3"/></text:span><text:span text:style-name="T118">val </text:span><text:span text:style-name="T114">fOrders</text:span><text:span text:style-name="T116">: Future[</text:span><text:span text:style-name="T119">Seq</text:span><text:span text:style-name="T116">[Order]]</text:span><text:span text:style-name="T114"> </text:span><text:span text:style-name="T115">= dao.</text:span><text:span text:style-name="T116">findOrdersByUsername</text:span><text:span text:style-name="T115">(</text:span><text:span text:style-name="T120">"lisa"</text:span><text:span text:style-name="T115">)</text:span><text:span text:style-name="T115"><text:line-break/></text:span><text:span text:style-name="T115"><text:line-break/></text:span><text:span text:style-name="T115"> <text:s text:c="2"/>f.onComplete(tryy =&gt; tryy </text:span><text:span text:style-name="T118">match </text:span><text:span text:style-name="T115">{</text:span><text:span text:style-name="T115"><text:line-break/></text:span><text:span text:style-name="T115"> <text:s text:c="4"/></text:span><text:span text:style-name="T118">case </text:span><text:span text:style-name="T116">Success</text:span><text:span text:style-name="T115">(_) =&gt; <text:s/>// ...</text:span><text:span text:style-name="T115"><text:line-break/></text:span><text:span text:style-name="T115"> <text:s text:c="4"/></text:span><text:span text:style-name="T118">case </text:span><text:span text:style-name="T116">Failure</text:span><text:span text:style-name="T115">(t) =&gt; <text:s/>// ...</text:span><text:span text:style-name="T115"><text:line-break/></text:span><text:span text:style-name="T115"> <text:s text:c="2"/>})</text:span><text:span text:style-name="T115"><text:line-break/></text:span><text:span text:style-name="T115"/></text:p>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12: Reactive Mongo driver + async db access returning </text:span><text:span text:style-name="T106">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 <text:span text:style-name="T68">Future</text:span>.</text:p>
              </text:list-item>
              <text:list-item>
                <text:p>The DAO function returns a <text:span text:style-name="T6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104">Example 13: Reactive Mongo driver + async db access with </text:span><text:span text:style-name="T106">Enumerator returning 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10"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89">[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89">Future[</text:span><text:span text:style-name="T108">Seq</text:span><text:span text:style-name="T89">[Order]]</text:span><text:span text:style-name="T44"> = {</text:span><text:span text:style-name="T44"><text:line-break/></text:span><text:span text:style-name="T44"> </text:span><text:span text:style-name="T88"><text:s text:c="3"/>toFutureSeq(</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fOrders</text:span><text:span text:style-name="T45">: Future[</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text:line-break/></text:span><text:span text:style-name="T88"> <text:s text:c="2"/>f.onComplete(tryy =&gt; tryy </text:span><text:span text:style-name="T102">match </text:span><text:span text:style-name="T88">{</text:span><text:span text:style-name="T88"><text:line-break/></text:span><text:span text:style-name="T88"> <text:s text:c="4"/></text:span><text:span text:style-name="T102">case </text:span><text:span text:style-name="T45">Success</text:span><text:span text:style-name="T88">(_) =&gt; <text:s/>// ...</text:span><text:span text:style-name="T88"><text:line-break/></text:span><text:span text:style-name="T88"> <text:s text:c="4"/></text:span><text:span text:style-name="T102">case </text:span><text:span text:style-name="T45">Failure</text:span><text:span text:style-name="T88">(t) =&gt; <text:s/>// ...</text:span><text:span text:style-name="T88"><text:line-break/></text:span><text:span text:style-name="T88"> <text:s text:c="2"/>})</text:span><text:span text:style-name="T88"><text:line-break/></text:span><text:span text:style-name="T88"/></text:p>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13: Reactive Mongo driver + async db access with </text:span><text:span text:style-name="T106">Enumerator returning 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68">Enumerator</text:span>.</text:p>
              </text:list-item>
              <text:list-item>
                <text:p>The DAO function returns a <text:span text:style-name="T6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104">Example 14: Reactive Mongo driver + async db access with </text:span><text:span text:style-name="T106">Enumerator returning 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10"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89">[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89">Observable[Order]</text:span><text:span text:style-name="T44"> = {</text:span><text:span text:style-name="T44"><text:line-break/></text:span><text:span text:style-name="T44"> </text:span><text:span text:style-name="T88"><text:s text:c="3"/>enumeratorToObservabl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obsOrders</text:span><text:span text:style-name="T45">: rx.Observable[</text:span><text:span text:style-name="T86">Seq</text:span><text:span text:style-name="T45">[Order]]</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text:line-break/></text:span><text:span text:style-name="T88"> <text:s text:c="2"/></text:span><text:span text:style-name="T100">obsOrders</text:span><text:span text:style-name="T88">.subscribe(</text:span><text:span text:style-name="T102">new </text:span><text:span text:style-name="T88">Observer[</text:span><text:span text:style-name="T103">Seq</text:span><text:span text:style-name="T88">[Order]] {</text:span><text:span text:style-name="T88"><text:line-break/></text:span><text:span text:style-name="T88"> <text:s text:c="4"/></text:span><text:span text:style-name="T102">override def </text:span><text:span text:style-name="T88">onNext(order: </text:span><text:span text:style-name="T103">Seq</text:span><text:span text:style-name="T88">[Order]): Unit = </text:span><text:span text:style-name="T45">println</text:span><text:span text:style-name="T88">(order)</text:span><text:span text:style-name="T88"><text:line-break/></text:span><text:span text:style-name="T88"> <text:s text:c="4"/></text:span><text:span text:style-name="T102">override def </text:span><text:span text:style-name="T88">onCompleted(): Unit = </text:span><text:span text:style-name="T45">println</text:span><text:span text:style-name="T88">(</text:span><text:span text:style-name="T87">"----- DONE -----"</text:span><text:span text:style-name="T88">)</text:span><text:span text:style-name="T88"><text:line-break/></text:span><text:span text:style-name="T88"> <text:s text:c="4"/></text:span><text:span text:style-name="T102">override def </text:span><text:span text:style-name="T88">onError(t: </text:span><text:span text:style-name="T103">Throwable</text:span><text:span text:style-name="T88">): Unit = t.printStackTrace()</text:span><text:span text:style-name="T88"><text:line-break/></text:span><text:span text:style-name="T88"> <text:s text:c="2"/>})</text:span></text:p>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04">Example 14: Reactive Mongo driver + async db access with </text:span><text:span text:style-name="T106">Enumerator returning Observabl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68">Enumerator</text:span>.</text:p>
              </text:list-item>
              <text:list-item>
                <text:p>The DAO function returns an <text:span text:style-name="T68">Observabl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7">Example 15: Reactive Mongo driver + async db access with </text:span><text:span text:style-name="T121">Enumerator returning Akka Streams Sourc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10"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89">[Order]</text:span><text:span text:style-name="T44"> = {</text:span><text:span text:style-name="T44"><text:line-break/></text:span><text:span text:style-name="T44"> <text:s text:c="3"/></text:span><text:span text:style-name="T100">ordersCollection</text:span><text:span text:style-name="T100"><text:line-break/></text:span><text:span text:style-name="T100">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89">Source[Order, NotUsed]</text:span><text:span text:style-name="T44"> = {</text:span><text:span text:style-name="T44"><text:line-break/></text:span><text:span text:style-name="T44"> </text:span><text:span text:style-name="T88"><text:s text:c="3"/>enumeratorToSourc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88"><text:s text:c="3"/></text:span><text:span text:style-name="T102">val </text:span><text:span text:style-name="T100">srcOrders</text:span><text:span text:style-name="T45">: Source[Order, NotUsed]</text:span><text:span text:style-name="T100"> </text:span><text:span text:style-name="T88">= dao.</text:span><text:span text:style-name="T45">findOrdersByUsername</text:span><text:span text:style-name="T88">(</text:span><text:span text:style-name="T87">"lisa"</text:span><text:span text:style-name="T88">)</text:span><text:span text:style-name="T88"><text:line-break/></text:span><text:span text:style-name="T88"> <text:s text:c="2"/></text:span><text:span text:style-name="T102">val </text:span><text:span text:style-name="T107">f</text:span><text:span text:style-name="T45">: Future[Done]</text:span><text:span text:style-name="T100"> </text:span><text:span text:style-name="T88">= </text:span><text:span text:style-name="T100">srcOrders</text:span><text:span text:style-name="T88">.runForeach(order =&gt; ...)</text:span><text:span text:style-name="T88"><text:line-break/></text:span><text:span text:style-name="T88"><text:line-break/></text:span><text:span text:style-name="T88"> <text:s text:c="2"/>f.onComplete(tryy =&gt; tryy </text:span><text:span text:style-name="T102">match </text:span><text:span text:style-name="T88">{</text:span><text:span text:style-name="T88"><text:line-break/></text:span><text:span text:style-name="T88"> <text:s text:c="4"/></text:span><text:span text:style-name="T102">case </text:span><text:span text:style-name="T45">Success</text:span><text:span text:style-name="T88">(_) =&gt; <text:s/>// ...</text:span><text:span text:style-name="T88"><text:line-break/></text:span><text:span text:style-name="T88"> <text:s text:c="4"/></text:span><text:span text:style-name="T102">case </text:span><text:span text:style-name="T45">Failure</text:span><text:span text:style-name="T88">(t) =&gt; <text:s/>// ...</text:span><text:span text:style-name="T88"><text:line-break/></text:span><text:span text:style-name="T88"> <text:s text:c="2"/>})</text:span></text:p>
          </draw:text-box>
        </draw:frame>
        <presentation:notes draw:style-name="dp2">
          <draw:page-thumbnail draw:style-name="gr1" draw:layer="layout" svg:width="14.848cm" svg:height="11.136cm" svg:x="3.075cm" svg:y="2.257cm" draw:page-number="51" presentation:class="page"/>
          <draw:frame presentation:style-name="pr3"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4" draw:text-style-name="P28" draw:layer="layout" svg:width="25.199cm" svg:height="3.506cm" svg:x="1.4cm" svg:y="0.837cm" presentation:class="title" presentation:user-transformed="true">
          <draw:text-box>
            <text:p><text:span text:style-name="T7">Example 15: Reactive Mongo driver + async db access with </text:span><text:span text:style-name="T121">Enumerator returning Akka Streams Sourc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68">Enumerator</text:span>.</text:p>
              </text:list-item>
              <text:list-item>
                <text:p>The DAO function returns an Akka Streams <text:span text:style-name="T68">Sourc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Scal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68">subscribeOn()</text:span> and <text:span text:style-name="T68">observeOn()</text:span></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Scal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30" draw:layer="layout" svg:width="25.199cm" svg:height="13.279cm" svg:x="1.601cm" svg:y="5.721cm" presentation:class="outline" presentation:user-transformed="true">
          <draw:text-box>
            <text:list text:style-name="L2">
              <text:list-item>
                <text:p><text:span text:style-name="T122">Source Code and Slides on Github:</text:span><text:span text:style-name="T122"><text:line-break/></text:span><text:span text:style-name="T122"><text:a xlink:href="https://github.com/hermannhueck/reactive-mongo-access" xlink:type="simple">https://github.com/hermannhueck/reactive-mongo-access</text:a></text:span></text:p>
              </text:list-item>
              <text:list-item>
                <text:p><text:span text:style-name="T122">Slides on SlideShare:</text:span><text:span text:style-name="T122"><text:line-break/></text:span><text:span text:style-name="T122"><text:a xlink:href="http://de.slideshare.net/hermannhueck/reactive-access-to-mongodb-from-scala" xlink:type="simple">http://de.slideshare.net/hermannhueck/reactive-access-to-mongodb-from-scala</text:a></text:span></text:p>
              </text:list-item>
              <text:list-item>
                <text:p><text:span text:style-name="T122">Authors XING Profile:</text:span><text:span text:style-name="T122"><text:line-break/></text:span><text:span text:style-name="T122"><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5" presentation:class="page"/>
          <draw:frame presentation:style-name="pr10"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30" draw:layer="layout" svg:width="25.199cm" svg:height="13.6cm" svg:x="1.4cm" svg:y="5.2cm" presentation:class="outline" presentation:user-transformed="true">
          <draw:text-box>
            <text:list text:style-name="L2">
              <text:list-item>
                <text:p text:style-name="P13"><text:span text:style-name="T122">Overview of Java drivers for MongoDB:</text:span><text:span text:style-name="T122"><text:line-break/></text:span><text:span text:style-name="T122"><text:a xlink:href="https://docs.mongodb.com/ecosystem/drivers/java/" xlink:type="simple">https://docs.mongodb.com/ecosystem/drivers/java/</text:a></text:span></text:p>
              </text:list-item>
              <text:list-item>
                <text:p><text:span text:style-name="T122">Sync driver:</text:span><text:span text:style-name="T122"><text:line-break/></text:span><text:span text:style-name="T122"><text:a xlink:href="https://mongodb.github.io/mongo-java-driver/3.3/" xlink:type="simple">https://mongodb.github.io/mongo-java-driver/3.3/</text:a></text:span></text:p>
              </text:list-item>
              <text:list-item>
                <text:p><text:span text:style-name="T122">Async driver:</text:span><text:span text:style-name="T122"><text:line-break/></text:span><text:span text:style-name="T122"><text:a xlink:href="https://mongodb.github.io/mongo-java-driver/3.3/driver-async/" xlink:type="simple">https://mongodb.github.io/mongo-java-driver/3.3/driver-async/</text:a></text:span></text:p>
              </text:list-item>
              <text:list-item>
                <text:p><text:span text:style-name="T122">How the RxJava driver and the Reactive Streams driver wrap the async driver:</text:span><text:span text:style-name="T122"><text:line-break/></text:span><text:span text:style-name="T122"><text:a xlink:href="https://mongodb.github.io/mongo-java-driver/3.3/driver-async/reference/observables/" xlink:type="simple">https://mongodb.github.io/mongo-java-driver/3.3/driver-async/reference/observables/</text:a></text:span></text:p>
              </text:list-item>
              <text:list-item>
                <text:p><text:span text:style-name="T122">RxJava driver:</text:span><text:span text:style-name="T122"><text:line-break/></text:span><text:span text:style-name="T122"><text:a xlink:href="https://mongodb.github.io/mongo-java-driver-rx/1.2/" xlink:type="simple">https://mongodb.github.io/mongo-java-driver-rx/1.2/</text:a></text:span></text:p>
              </text:list-item>
              <text:list-item>
                <text:p><text:span text:style-name="T122">Reactive Streams driver:</text:span><text:span text:style-name="T122"><text:line-break/></text:span><text:span text:style-name="T122"><text:a xlink:href="https://mongodb.github.io/mongo-java-driver-reactivestreams/1.2/" xlink:type="simple">https://mongodb.github.io/mongo-java-driver-reactivestreams/1.2/</text:a></text:span></text:p>
              </text:list-item>
              <text:list-item>
                <text:p><text:span text:style-name="T122">Morphia Driver:</text:span><text:span text:style-name="T122"><text:line-break/></text:span><text:span text:style-name="T122"><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6" presentation:class="page"/>
          <draw:frame presentation:style-name="pr10" draw:text-style-name="P2"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Scala Drivers for MongoDB</text:p>
          </draw:text-box>
        </draw:frame>
        <draw:frame presentation:style-name="pr6" draw:text-style-name="P30" draw:layer="layout" svg:width="25.199cm" svg:height="13.6cm" svg:x="1.4cm" svg:y="5.2cm" presentation:class="outline" presentation:user-transformed="true">
          <draw:text-box>
            <text:list text:style-name="L2">
              <text:list-item>
                <text:p text:style-name="P13"><text:span text:style-name="T122">Overview of Scala drivers for MongoDB:</text:span><text:span text:style-name="T122"><text:line-break/></text:span><text:span text:style-name="T122"><text:a xlink:href="https://docs.mongodb.com/ecosystem/drivers/scala/" xlink:type="simple">https://docs.mongodb.com/ecosystem/drivers/scala/</text:a></text:span></text:p>
              </text:list-item>
              <text:list-item>
                <text:p><text:span text:style-name="T122">Sync Casbah driver (a Scala wrapper for the sync Java driver):</text:span><text:span text:style-name="T122"><text:line-break/></text:span><text:span text:style-name="T122"><text:a xlink:href="https://mongodb.github.io/casbah/" xlink:type="simple">https://mongodb.github.io/casbah/</text:a></text:span></text:p>
              </text:list-item>
              <text:list-item>
                <text:p><text:span text:style-name="T122">Async Scala driver:</text:span><text:span text:style-name="T122"><text:line-break/></text:span><text:span text:style-name="T122"><text:a xlink:href="https://mongodb.github.io/mongo-scala-driver/1.1/" xlink:type="simple">https://mongodb.github.io/mongo-scala-driver/1.1/</text:a></text:span></text:p>
              </text:list-item>
              <text:list-item>
                <text:p><text:span text:style-name="T122">Reactive Mongo Scala driver:</text:span><text:span text:style-name="T122"><text:line-break/></text:span><text:span text:style-name="T122"><text:a xlink:href="http://reactivemongo.org/" xlink:type="simple">http://reactivemongo.org/</text:a></text:span><text:span text:style-name="T122"><text:line-break/></text:span><text:span text:style-name="T122"><text:a xlink:href="https://github.com/ReactiveMongo/ReactiveMongo" xlink:type="simple">https://github.com/ReactiveMongo/ReactiveMongo</text:a></text:span><text:span text:style-name="T122"><text:line-break/></text:span><text:span text:style-name="T122"/></text:p>
                <text:p/>
              </text:list-item>
            </text:list>
          </draw:text-box>
        </draw:frame>
        <presentation:notes draw:style-name="dp2">
          <draw:page-thumbnail draw:style-name="gr1" draw:layer="layout" svg:width="14.848cm" svg:height="11.136cm" svg:x="3.075cm" svg:y="2.257cm" draw:page-number="57" presentation:class="page"/>
          <draw:frame presentation:style-name="pr10" draw:text-style-name="P2" draw:layer="layout" svg:width="16.799cm" svg:height="13.364cm" svg:x="2.1cm" svg:y="14.107cm" presentation:class="notes" presentation:placeholder="true">
            <draw:text-box/>
          </draw:frame>
        </presentation:notes>
      </draw:page>
      <draw:page draw:name="page5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 / RxScala</text:p>
          </draw:text-box>
        </draw:frame>
        <draw:frame presentation:style-name="pr6" draw:text-style-name="P30" draw:layer="layout" svg:width="25.199cm" svg:height="13.6cm" svg:x="1.4cm" svg:y="5.2cm" presentation:class="outline" presentation:user-transformed="true">
          <draw:text-box>
            <text:list text:style-name="L2">
              <text:list-item>
                <text:p text:style-name="P13"><text:span text:style-name="T122">ReactiveX:</text:span><text:span text:style-name="T122"><text:line-break/></text:span><text:span text:style-name="T122"><text:a xlink:href="http://reactivex.io/intro.html" xlink:type="simple">http://reactivex.io/intro.html</text:a></text:span></text:p>
              </text:list-item>
              <text:list-item>
                <text:p><text:span text:style-name="T122">RxJava Wiki:</text:span><text:span text:style-name="T122"><text:line-break/></text:span><text:span text:style-name="T122"><text:a xlink:href="https://github.com/ReactiveX/RxJava/wiki" xlink:type="simple">https://github.com/ReactiveX/RxJava/wiki</text:a></text:span></text:p>
              </text:list-item>
              <text:list-item>
                <text:p><text:span text:style-name="T122">RxScala:</text:span><text:span text:style-name="T122"><text:line-break/></text:span><text:span text:style-name="T122"><text:a xlink:href="https://github.com/ReactiveX/RxScala" xlink:type="simple">https://github.com/ReactiveX/RxScala</text:a></text:span><text:span text:style-name="T122"><text:line-break/></text:span><text:span text:style-name="T122"><text:a xlink:href="http://reactivex.io/rxscala/scaladoc/index.html" xlink:type="simple">http://reactivex.io/rxscala/scaladoc/index.html</text:a></text:span></text:p>
              </text:list-item>
              <text:list-item>
                <text:p><text:span text:style-name="T122">Nice Intro to RxJava by Dan Lev:</text:span><text:span text:style-name="T122"><text:line-break/></text:span><text:span text:style-name="T122"><text:a xlink:href="http://blog.danlew.net/2014/09/15/grokking-rxjava-part-1/" xlink:type="simple">http://blog.danlew.net/2014/09/15/grokking-rxjava-part-1/</text:a></text:span></text:p>
              </text:list-item>
              <text:list-item>
                <text:p><text:span text:style-name="T122">RxJava- Understanding observeOn() and subscribeOn() by Thomas Nield:</text:span><text:span text:style-name="T122"><text:line-break/></text:span><text:span text:style-name="T122"><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30" draw:layer="layout" svg:width="25.199cm" svg:height="13.6cm" svg:x="1.4cm" svg:y="5.2cm" presentation:class="outline" presentation:user-transformed="true">
          <draw:text-box>
            <text:list text:style-name="L2">
              <text:list-item>
                <text:p text:style-name="P13"><text:span text:style-name="T122">Reactive Streams:</text:span><text:span text:style-name="T122"><text:line-break/></text:span><text:span text:style-name="T122"><text:a xlink:href="http://www.reactive-streams.org/" xlink:type="simple">http://www.reactive-streams.org/</text:a></text:span></text:p>
              </text:list-item>
              <text:list-item>
                <text:p><text:span text:style-name="T122">Current implementations of Reactive Streams:</text:span><text:span text:style-name="T122"><text:line-break/></text:span><text:span text:style-name="T122"><text:a xlink:href="http://www.reactive-streams.org/announce-1.0.0" xlink:type="simple">http://www.reactive-streams.org/announce-1.0.0</text:a></text:span></text:p>
              </text:list-item>
              <text:list-item>
                <text:p><text:span text:style-name="T122">RxJava to Reactive Streams conversion library:</text:span><text:span text:style-name="T122"><text:line-break/></text:span><text:span text:style-name="T122"><text:a xlink:href="https://github.com/ReactiveX/RxJavaReactiveStreams" xlink:type="simple">https://github.com/ReactiveX/RxJavaReactiveStreams</text:a></text:span></text:p>
              </text:list-item>
              <text:list-item>
                <text:p><text:span text:style-name="T122">Akka (2.4.8) Documentation for Scala:</text:span><text:span text:style-name="T122"><text:line-break/></text:span><text:span text:style-name="T122"><text:a xlink:href="http://doc.akka.io/docs/akka/2.4.8/scala.html" xlink:type="simple">http://doc.akka.io/docs/akka/2.4.8/scala.html</text:a></text:span></text:p>
              </text:list-item>
              <text:list-item>
                <text:p><text:span text:style-name="T122">The Reactive Manifesto:</text:span><text:span text:style-name="T122"><text:line-break/></text:span><text:span text:style-name="T122"><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9" presentation:class="page"/>
          <draw:frame presentation:style-name="pr10" draw:text-style-name="P9" draw:layer="layout" svg:width="16.799cm" svg:height="13.364cm" svg:x="2.1cm" svg:y="14.107cm" presentation:class="notes" presentation:placeholder="true">
            <draw:text-box/>
          </draw:frame>
        </presentation:notes>
      </draw:page>
      <draw:page draw:name="page60" draw:style-name="dp1" draw:master-page-name="Standard" presentation:presentation-page-layout-name="AL3T32">
        <office:forms form:automatic-focus="false" form:apply-design-mode="false"/>
        <draw:frame presentation:style-name="pr11" draw:text-style-name="P31" draw:layer="layout" svg:width="25.199cm" svg:height="16.255cm" svg:x="1.4cm" svg:y="0.837cm" presentation:class="subtitle">
          <draw:text-box>
            <text:p text:style-name="P13"><text:span text:style-name="T123">Thanks for your attention!</text:span></text:p>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Standard" presentation:presentation-page-layout-name="AL3T32">
        <office:forms form:automatic-focus="false" form:apply-design-mode="false"/>
        <draw:frame presentation:style-name="pr11" draw:text-style-name="P31" draw:layer="layout" svg:width="25.199cm" svg:height="16.255cm" svg:x="1.4cm" svg:y="0.837cm" presentation:class="subtitle">
          <draw:text-box>
            <text:p text:style-name="P13"><text:span text:style-name="T123">Q &amp; A</text:span></text:p>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1.2$MacOSX_X86_64 LibreOffice_project/31dd62db80d4e60af04904455ec9c9219178d620</meta:generator>
    <dc:date>2016-11-01T23:13:29.270783000</dc:date>
    <dc:creator>Hermann Hueck</dc:creator>
    <meta:editing-duration>P1DT5H45M6S</meta:editing-duration>
    <meta:editing-cycles>186</meta:editing-cycles>
    <meta:document-statistic meta:object-count="278"/>
  </office:meta>
</office:document-meta>
</file>